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4.092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147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6.214cm"/>
    </style:style>
    <style:style style:name="co17" style:family="table-column">
      <style:table-column-properties fo:break-before="auto" style:column-width="5.182cm"/>
    </style:style>
    <style:style style:name="co18" style:family="table-column">
      <style:table-column-properties fo:break-before="auto" style:column-width="10.439cm"/>
    </style:style>
    <style:style style:name="co19" style:family="table-column">
      <style:table-column-properties fo:break-before="auto" style:column-width="11.201cm"/>
    </style:style>
    <style:style style:name="co20" style:family="table-column">
      <style:table-column-properties fo:break-before="auto" style:column-width="10.301cm"/>
    </style:style>
    <style:style style:name="co21" style:family="table-column">
      <style:table-column-properties fo:break-before="auto" style:column-width="11.065cm"/>
    </style:style>
    <style:style style:name="co22" style:family="table-column">
      <style:table-column-properties fo:break-before="auto" style:column-width="9.968cm"/>
    </style:style>
    <style:style style:name="co23" style:family="table-column">
      <style:table-column-properties fo:break-before="auto" style:column-width="9.103cm"/>
    </style:style>
    <style:style style:name="co24" style:family="table-column">
      <style:table-column-properties fo:break-before="auto" style:column-width="9.865cm"/>
    </style:style>
    <style:style style:name="co25" style:family="table-column">
      <style:table-column-properties fo:break-before="auto" style:column-width="8.968cm"/>
    </style:style>
    <style:style style:name="co26" style:family="table-column">
      <style:table-column-properties fo:break-before="auto" style:column-width="9.73cm"/>
    </style:style>
    <style:style style:name="co27" style:family="table-column">
      <style:table-column-properties fo:break-before="auto" style:column-width="10.492cm"/>
    </style:style>
    <style:style style:name="co28" style:family="table-column">
      <style:table-column-properties fo:break-before="auto" style:column-width="11.255cm"/>
    </style:style>
    <style:style style:name="co29" style:family="table-column">
      <style:table-column-properties fo:break-before="auto" style:column-width="10.356cm"/>
    </style:style>
    <style:style style:name="co30" style:family="table-column">
      <style:table-column-properties fo:break-before="auto" style:column-width="11.12cm"/>
    </style:style>
    <style:style style:name="co31" style:family="table-column">
      <style:table-column-properties fo:break-before="auto" style:column-width="9.158cm"/>
    </style:style>
    <style:style style:name="co32" style:family="table-column">
      <style:table-column-properties fo:break-before="auto" style:column-width="9.92cm"/>
    </style:style>
    <style:style style:name="co33" style:family="table-column">
      <style:table-column-properties fo:break-before="auto" style:column-width="9.022cm"/>
    </style:style>
    <style:style style:name="co34" style:family="table-column">
      <style:table-column-properties fo:break-before="auto" style:column-width="9.784cm"/>
    </style:style>
    <style:style style:name="co3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eval_calibration_testset_qt_netcal_platt_threshold_0.5_aggregated_scaling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number-columns-repeated="2" table:default-cell-style-name="Default"/>
        <table:table-column table:style-name="co35" table:number-columns-repeated="97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ce_score_uncalibrated</text:p>
          </table:table-cell>
          <table:table-cell office:value-type="string" calcext:value-type="string">
            <text:p>ece_score_uncalibrated_cal</text:p>
          </table:table-cell>
          <table:table-cell office:value-type="string" calcext:value-type="string">
            <text:p>ece_score_calibrated_nps</text:p>
          </table:table-cell>
          <table:table-cell office:value-type="string" calcext:value-type="string">
            <text:p>ece_score_calibrated_nps_cal</text:p>
          </table:table-cell>
          <table:table-cell office:value-type="string" calcext:value-type="string">
            <text:p>ece_50_score_uncalibrated</text:p>
          </table:table-cell>
          <table:table-cell office:value-type="string" calcext:value-type="string">
            <text:p>ece_50_score_uncalibrated_cal</text:p>
          </table:table-cell>
          <table:table-cell office:value-type="string" calcext:value-type="string">
            <text:p>ece_50_score_calibrated_nps</text:p>
          </table:table-cell>
          <table:table-cell office:value-type="string" calcext:value-type="string">
            <text:p>ece_50_score_calibrated_nps_cal</text:p>
          </table:table-cell>
          <table:table-cell office:value-type="string" calcext:value-type="string">
            <text:p>auc_score_uncalibrated</text:p>
          </table:table-cell>
          <table:table-cell office:value-type="string" calcext:value-type="string">
            <text:p>auc_score_uncalibrated_cal</text:p>
          </table:table-cell>
          <table:table-cell office:value-type="string" calcext:value-type="string">
            <text:p>auc_score_calibrated_nps</text:p>
          </table:table-cell>
          <table:table-cell office:value-type="string" calcext:value-type="string">
            <text:p>auc_score_calibrated_nps_cal</text:p>
          </table:table-cell>
          <table:table-cell office:value-type="string" calcext:value-type="string">
            <text:p>log_loss_uncalibrated</text:p>
          </table:table-cell>
          <table:table-cell office:value-type="string" calcext:value-type="string">
            <text:p>log_loss_uncalibrated_cal</text:p>
          </table:table-cell>
          <table:table-cell office:value-type="string" calcext:value-type="string">
            <text:p>log_loss_calibrated_nps</text:p>
          </table:table-cell>
          <table:table-cell office:value-type="string" calcext:value-type="string">
            <text:p>log_loss_calibrated_nps_cal</text:p>
          </table:table-cell>
          <table:table-cell office:value-type="string" calcext:value-type="string">
            <text:p>brier_score_uncalibrated</text:p>
          </table:table-cell>
          <table:table-cell office:value-type="string" calcext:value-type="string">
            <text:p>brier_score_uncalibrated_cal</text:p>
          </table:table-cell>
          <table:table-cell office:value-type="string" calcext:value-type="string">
            <text:p>brier_score_calibrated_nps</text:p>
          </table:table-cell>
          <table:table-cell office:value-type="string" calcext:value-type="string">
            <text:p>brier_score_calibrated_nps_cal</text:p>
          </table:table-cell>
          <table:table-cell office:value-type="string" calcext:value-type="string">
            <text:p>Custom_ECE_rel_diagram_bin_15_test_uncalibrated_test_static</text:p>
          </table:table-cell>
          <table:table-cell office:value-type="string" calcext:value-type="string">
            <text:p>Custom_ECE_rel_diagram_bin_50_test_uncalibrated_test_static</text:p>
          </table:table-cell>
          <table:table-cell office:value-type="string" calcext:value-type="string">
            <text:p>Custom_ECE_rel_diagram_bin_15_test_uncalibrated_test_interactive</text:p>
          </table:table-cell>
          <table:table-cell office:value-type="string" calcext:value-type="string">
            <text:p>Custom_ECE_rel_diagram_bin_50_test_uncalibrated_test_interactive</text:p>
          </table:table-cell>
          <table:table-cell office:value-type="string" calcext:value-type="string">
            <text:p>Custom_ECE_rel_diagram_bin_15_test_uncalibrated_cal_static</text:p>
          </table:table-cell>
          <table:table-cell office:value-type="string" calcext:value-type="string">
            <text:p>Custom_ECE_rel_diagram_bin_50_test_uncalibrated_cal_static</text:p>
          </table:table-cell>
          <table:table-cell office:value-type="string" calcext:value-type="string">
            <text:p>Custom_ECE_rel_diagram_bin_15_test_uncalibrated_cal_interactive</text:p>
          </table:table-cell>
          <table:table-cell office:value-type="string" calcext:value-type="string">
            <text:p>Custom_ECE_rel_diagram_bin_50_test_uncalibrated_cal_interactive</text:p>
          </table:table-cell>
          <table:table-cell office:value-type="string" calcext:value-type="string">
            <text:p>Custom_ECE_rel_diagram_bin_15_test_nps_static_test</text:p>
          </table:table-cell>
          <table:table-cell office:value-type="string" calcext:value-type="string">
            <text:p>Custom_ECE_rel_diagram_bin_50_test_nps_static_test</text:p>
          </table:table-cell>
          <table:table-cell office:value-type="string" calcext:value-type="string">
            <text:p>Custom_ECE_rel_diagram_bin_15_test_nps_interactive_test</text:p>
          </table:table-cell>
          <table:table-cell office:value-type="string" calcext:value-type="string">
            <text:p>Custom_ECE_rel_diagram_bin_50_test_nps_interactive_test</text:p>
          </table:table-cell>
          <table:table-cell office:value-type="string" calcext:value-type="string">
            <text:p>Custom_ECE_rel_diagram_bin_15_test_nps_static_cal</text:p>
          </table:table-cell>
          <table:table-cell office:value-type="string" calcext:value-type="string">
            <text:p>Custom_ECE_rel_diagram_bin_50_test_nps_static_cal</text:p>
          </table:table-cell>
          <table:table-cell office:value-type="string" calcext:value-type="string">
            <text:p>Custom_ECE_rel_diagram_bin_15_test_nps_interactive_cal</text:p>
          </table:table-cell>
          <table:table-cell office:value-type="string" calcext:value-type="string">
            <text:p>Custom_ECE_rel_diagram_bin_50_test_nps_interactive_cal</text:p>
          </table:table-cell>
          <table:table-cell office:value-type="string" calcext:value-type="string">
            <text:p>Custom_MCE_rel_diagram_bin_15_test_uncalibrated_test_static</text:p>
          </table:table-cell>
          <table:table-cell office:value-type="string" calcext:value-type="string">
            <text:p>Custom_MCE_rel_diagram_bin_50_test_uncalibrated_test_static</text:p>
          </table:table-cell>
          <table:table-cell office:value-type="string" calcext:value-type="string">
            <text:p>Custom_MCE_rel_diagram_bin_15_test_uncalibrated_test_interactive</text:p>
          </table:table-cell>
          <table:table-cell office:value-type="string" calcext:value-type="string">
            <text:p>Custom_MCE_rel_diagram_bin_50_test_uncalibrated_test_interactive</text:p>
          </table:table-cell>
          <table:table-cell office:value-type="string" calcext:value-type="string">
            <text:p>Custom_MCE_rel_diagram_bin_15_test_uncalibrated_cal_static</text:p>
          </table:table-cell>
          <table:table-cell office:value-type="string" calcext:value-type="string">
            <text:p>Custom_MCE_rel_diagram_bin_50_test_uncalibrated_cal_static</text:p>
          </table:table-cell>
          <table:table-cell office:value-type="string" calcext:value-type="string">
            <text:p>Custom_MCE_rel_diagram_bin_15_test_uncalibrated_cal_interactive</text:p>
          </table:table-cell>
          <table:table-cell office:value-type="string" calcext:value-type="string">
            <text:p>Custom_MCE_rel_diagram_bin_50_test_uncalibrated_cal_interactive</text:p>
          </table:table-cell>
          <table:table-cell office:value-type="string" calcext:value-type="string">
            <text:p>Custom_MCE_rel_diagram_bin_15_test_nps_static_test</text:p>
          </table:table-cell>
          <table:table-cell office:value-type="string" calcext:value-type="string">
            <text:p>Custom_MCE_rel_diagram_bin_50_test_nps_static_test</text:p>
          </table:table-cell>
          <table:table-cell office:value-type="string" calcext:value-type="string">
            <text:p>Custom_MCE_rel_diagram_bin_15_test_nps_interactive_test</text:p>
          </table:table-cell>
          <table:table-cell office:value-type="string" calcext:value-type="string">
            <text:p>Custom_MCE_rel_diagram_bin_50_test_nps_interactive_test</text:p>
          </table:table-cell>
          <table:table-cell office:value-type="string" calcext:value-type="string">
            <text:p>Custom_MCE_rel_diagram_bin_15_test_nps_static_cal</text:p>
          </table:table-cell>
          <table:table-cell office:value-type="string" calcext:value-type="string">
            <text:p>Custom_MCE_rel_diagram_bin_50_test_nps_static_cal</text:p>
          </table:table-cell>
          <table:table-cell office:value-type="string" calcext:value-type="string">
            <text:p>Custom_MCE_rel_diagram_bin_15_test_nps_interactive_cal</text:p>
          </table:table-cell>
          <table:table-cell office:value-type="string" calcext:value-type="string">
            <text:p>Custom_MCE_rel_diagram_bin_50_test_nps_interactive_cal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4281037551605" calcext:value-type="float">
            <text:p>0,0274281037551605</text:p>
          </table:table-cell>
          <table:table-cell office:value-type="float" office:value="0.026953054840342" calcext:value-type="float">
            <text:p>0,026953054840342</text:p>
          </table:table-cell>
          <table:table-cell office:value-type="float" office:value="0.0384621770386475" calcext:value-type="float">
            <text:p>0,0384621770386475</text:p>
          </table:table-cell>
          <table:table-cell office:value-type="float" office:value="0.0351115527695522" calcext:value-type="float">
            <text:p>0,0351115527695522</text:p>
          </table:table-cell>
          <table:table-cell office:value-type="float" office:value="0.117474632861683" calcext:value-type="float">
            <text:p>0,117474632861683</text:p>
          </table:table-cell>
          <table:table-cell office:value-type="float" office:value="0.107972822007721" calcext:value-type="float">
            <text:p>0,107972822007721</text:p>
          </table:table-cell>
          <table:table-cell office:value-type="float" office:value="0.0973247245772017" calcext:value-type="float">
            <text:p>0,0973247245772017</text:p>
          </table:table-cell>
          <table:table-cell office:value-type="float" office:value="0.0844482388752192" calcext:value-type="float">
            <text:p>0,0844482388752192</text:p>
          </table:table-cell>
          <table:table-cell office:value-type="float" office:value="0.718328916387257" calcext:value-type="float">
            <text:p>0,718328916387257</text:p>
          </table:table-cell>
          <table:table-cell office:value-type="float" office:value="0.708394454333058" calcext:value-type="float">
            <text:p>0,708394454333058</text:p>
          </table:table-cell>
          <table:table-cell office:value-type="float" office:value="0.718328916387257" calcext:value-type="float">
            <text:p>0,718328916387257</text:p>
          </table:table-cell>
          <table:table-cell office:value-type="float" office:value="0.708394454333058" calcext:value-type="float">
            <text:p>0,708394454333058</text:p>
          </table:table-cell>
          <table:table-cell office:value-type="float" office:value="0.614726579164322" calcext:value-type="float">
            <text:p>0,614726579164322</text:p>
          </table:table-cell>
          <table:table-cell office:value-type="float" office:value="0.612793963175356" calcext:value-type="float">
            <text:p>0,612793963175356</text:p>
          </table:table-cell>
          <table:table-cell office:value-type="float" office:value="0.614457008881596" calcext:value-type="float">
            <text:p>0,614457008881596</text:p>
          </table:table-cell>
          <table:table-cell office:value-type="float" office:value="0.612620114836919" calcext:value-type="float">
            <text:p>0,612620114836919</text:p>
          </table:table-cell>
          <table:table-cell office:value-type="float" office:value="0.205458472239184" calcext:value-type="float">
            <text:p>0,205458472239184</text:p>
          </table:table-cell>
          <table:table-cell office:value-type="float" office:value="0.204675964703124" calcext:value-type="float">
            <text:p>0,204675964703124</text:p>
          </table:table-cell>
          <table:table-cell office:value-type="float" office:value="0.205352236109547" calcext:value-type="float">
            <text:p>0,205352236109547</text:p>
          </table:table-cell>
          <table:table-cell office:value-type="float" office:value="0.204605191544164" calcext:value-type="float">
            <text:p>0,204605191544164</text:p>
          </table:table-cell>
          <table:table-cell office:value-type="float" office:value="0.168596935779811" calcext:value-type="float">
            <text:p>0,168596935779811</text:p>
          </table:table-cell>
          <table:table-cell office:value-type="float" office:value="0.209048622422948" calcext:value-type="float">
            <text:p>0,209048622422948</text:p>
          </table:table-cell>
          <table:table-cell office:value-type="float" office:value="0.103540730249045" calcext:value-type="float">
            <text:p>0,103540730249045</text:p>
          </table:table-cell>
          <table:table-cell office:value-type="float" office:value="0.113859886649702" calcext:value-type="float">
            <text:p>0,113859886649702</text:p>
          </table:table-cell>
          <table:table-cell office:value-type="float" office:value="0.140039815026403" calcext:value-type="float">
            <text:p>0,140039815026403</text:p>
          </table:table-cell>
          <table:table-cell office:value-type="float" office:value="0.152265781058052" calcext:value-type="float">
            <text:p>0,152265781058052</text:p>
          </table:table-cell>
          <table:table-cell office:value-type="float" office:value="0.0945735692394759" calcext:value-type="float">
            <text:p>0,0945735692394759</text:p>
          </table:table-cell>
          <table:table-cell office:value-type="float" office:value="0.102468130835017" calcext:value-type="float">
            <text:p>0,102468130835017</text:p>
          </table:table-cell>
          <table:table-cell office:value-type="float" office:value="0.174316260699192" calcext:value-type="float">
            <text:p>0,174316260699192</text:p>
          </table:table-cell>
          <table:table-cell office:value-type="float" office:value="0.218094865517317" calcext:value-type="float">
            <text:p>0,218094865517317</text:p>
          </table:table-cell>
          <table:table-cell office:value-type="float" office:value="0.103612378470518" calcext:value-type="float">
            <text:p>0,103612378470518</text:p>
          </table:table-cell>
          <table:table-cell office:value-type="float" office:value="0.111916249656117" calcext:value-type="float">
            <text:p>0,111916249656117</text:p>
          </table:table-cell>
          <table:table-cell office:value-type="float" office:value="0.137263384810905" calcext:value-type="float">
            <text:p>0,137263384810905</text:p>
          </table:table-cell>
          <table:table-cell office:value-type="float" office:value="0.157443855512357" calcext:value-type="float">
            <text:p>0,157443855512357</text:p>
          </table:table-cell>
          <table:table-cell office:value-type="float" office:value="0.0937546630514142" calcext:value-type="float">
            <text:p>0,0937546630514142</text:p>
          </table:table-cell>
          <table:table-cell office:value-type="float" office:value="0.100193438692894" calcext:value-type="float">
            <text:p>0,100193438692894</text:p>
          </table:table-cell>
          <table:table-cell office:value-type="float" office:value="0.489765701360521" calcext:value-type="float">
            <text:p>0,489765701360521</text:p>
          </table:table-cell>
          <table:table-cell office:value-type="float" office:value="0.663812268078961" calcext:value-type="float">
            <text:p>0,663812268078961</text:p>
          </table:table-cell>
          <table:table-cell office:value-type="float" office:value="0.251909989565636" calcext:value-type="float">
            <text:p>0,251909989565636</text:p>
          </table:table-cell>
          <table:table-cell office:value-type="float" office:value="0.285210742493972" calcext:value-type="float">
            <text:p>0,285210742493972</text:p>
          </table:table-cell>
          <table:table-cell office:value-type="float" office:value="0.401766042730309" calcext:value-type="float">
            <text:p>0,401766042730309</text:p>
          </table:table-cell>
          <table:table-cell office:value-type="float" office:value="0.431526225580349" calcext:value-type="float">
            <text:p>0,431526225580349</text:p>
          </table:table-cell>
          <table:table-cell office:value-type="float" office:value="0.18732053539595" calcext:value-type="float">
            <text:p>0,18732053539595</text:p>
          </table:table-cell>
          <table:table-cell office:value-type="float" office:value="0.262495358917951" calcext:value-type="float">
            <text:p>0,262495358917951</text:p>
          </table:table-cell>
          <table:table-cell office:value-type="float" office:value="0.489600974467885" calcext:value-type="float">
            <text:p>0,489600974467885</text:p>
          </table:table-cell>
          <table:table-cell office:value-type="float" office:value="0.666815575456209" calcext:value-type="float">
            <text:p>0,666815575456209</text:p>
          </table:table-cell>
          <table:table-cell office:value-type="float" office:value="0.245667487706652" calcext:value-type="float">
            <text:p>0,245667487706652</text:p>
          </table:table-cell>
          <table:table-cell office:value-type="float" office:value="0.279013433923732" calcext:value-type="float">
            <text:p>0,279013433923732</text:p>
          </table:table-cell>
          <table:table-cell office:value-type="float" office:value="0.396742869737173" calcext:value-type="float">
            <text:p>0,396742869737173</text:p>
          </table:table-cell>
          <table:table-cell office:value-type="float" office:value="0.431420298667737" calcext:value-type="float">
            <text:p>0,431420298667737</text:p>
          </table:table-cell>
          <table:table-cell office:value-type="float" office:value="0.193517608122192" calcext:value-type="float">
            <text:p>0,193517608122192</text:p>
          </table:table-cell>
          <table:table-cell office:value-type="float" office:value="0.268691025092764" calcext:value-type="float">
            <text:p>0,268691025092764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6816434928135" calcext:value-type="float">
            <text:p>0,0266816434928135</text:p>
          </table:table-cell>
          <table:table-cell office:value-type="float" office:value="0.0368455217590917" calcext:value-type="float">
            <text:p>0,0368455217590917</text:p>
          </table:table-cell>
          <table:table-cell office:value-type="float" office:value="0.0266816132294349" calcext:value-type="float">
            <text:p>0,0266816132294349</text:p>
          </table:table-cell>
          <table:table-cell office:value-type="float" office:value="0.0368454913099198" calcext:value-type="float">
            <text:p>0,0368454913099198</text:p>
          </table:table-cell>
          <table:table-cell office:value-type="float" office:value="0.0721894211445695" calcext:value-type="float">
            <text:p>0,0721894211445695</text:p>
          </table:table-cell>
          <table:table-cell office:value-type="float" office:value="0.087321266468094" calcext:value-type="float">
            <text:p>0,087321266468094</text:p>
          </table:table-cell>
          <table:table-cell office:value-type="float" office:value="0.0721893996641848" calcext:value-type="float">
            <text:p>0,0721893996641848</text:p>
          </table:table-cell>
          <table:table-cell office:value-type="float" office:value="0.0873212452337503" calcext:value-type="float">
            <text:p>0,0873212452337503</text:p>
          </table:table-cell>
          <table:table-cell office:value-type="float" office:value="0.698845301658125" calcext:value-type="float">
            <text:p>0,698845301658125</text:p>
          </table:table-cell>
          <table:table-cell office:value-type="float" office:value="0.716255760571229" calcext:value-type="float">
            <text:p>0,716255760571229</text:p>
          </table:table-cell>
          <table:table-cell office:value-type="float" office:value="0.698845301658125" calcext:value-type="float">
            <text:p>0,698845301658125</text:p>
          </table:table-cell>
          <table:table-cell office:value-type="float" office:value="0.716255760571229" calcext:value-type="float">
            <text:p>0,716255760571229</text:p>
          </table:table-cell>
          <table:table-cell office:value-type="float" office:value="0.61387190562712" calcext:value-type="float">
            <text:p>0,61387190562712</text:p>
          </table:table-cell>
          <table:table-cell office:value-type="float" office:value="0.606703457379566" calcext:value-type="float">
            <text:p>0,606703457379566</text:p>
          </table:table-cell>
          <table:table-cell office:value-type="float" office:value="0.613871907567656" calcext:value-type="float">
            <text:p>0,613871907567656</text:p>
          </table:table-cell>
          <table:table-cell office:value-type="float" office:value="0.606703457095551" calcext:value-type="float">
            <text:p>0,606703457095551</text:p>
          </table:table-cell>
          <table:table-cell office:value-type="float" office:value="0.207331532334422" calcext:value-type="float">
            <text:p>0,207331532334422</text:p>
          </table:table-cell>
          <table:table-cell office:value-type="float" office:value="0.203888273839474" calcext:value-type="float">
            <text:p>0,203888273839474</text:p>
          </table:table-cell>
          <table:table-cell office:value-type="float" office:value="0.207331531893429" calcext:value-type="float">
            <text:p>0,207331531893429</text:p>
          </table:table-cell>
          <table:table-cell office:value-type="float" office:value="0.203888272813452" calcext:value-type="float">
            <text:p>0,203888272813452</text:p>
          </table:table-cell>
          <table:table-cell office:value-type="float" office:value="0.187782400574159" calcext:value-type="float">
            <text:p>0,187782400574159</text:p>
          </table:table-cell>
          <table:table-cell office:value-type="float" office:value="0.254356470923549" calcext:value-type="float">
            <text:p>0,254356470923549</text:p>
          </table:table-cell>
          <table:table-cell office:value-type="float" office:value="0.0931784175859218" calcext:value-type="float">
            <text:p>0,0931784175859218</text:p>
          </table:table-cell>
          <table:table-cell office:value-type="float" office:value="0.101435914759203" calcext:value-type="float">
            <text:p>0,101435914759203</text:p>
          </table:table-cell>
          <table:table-cell office:value-type="float" office:value="0.163209463054175" calcext:value-type="float">
            <text:p>0,163209463054175</text:p>
          </table:table-cell>
          <table:table-cell office:value-type="float" office:value="0.194594407701394" calcext:value-type="float">
            <text:p>0,194594407701394</text:p>
          </table:table-cell>
          <table:table-cell office:value-type="float" office:value="0.102692239051003" calcext:value-type="float">
            <text:p>0,102692239051003</text:p>
          </table:table-cell>
          <table:table-cell office:value-type="float" office:value="0.105712310751883" calcext:value-type="float">
            <text:p>0,105712310751883</text:p>
          </table:table-cell>
          <table:table-cell office:value-type="float" office:value="0.187782411937978" calcext:value-type="float">
            <text:p>0,187782411937978</text:p>
          </table:table-cell>
          <table:table-cell office:value-type="float" office:value="0.254356471129151" calcext:value-type="float">
            <text:p>0,254356471129151</text:p>
          </table:table-cell>
          <table:table-cell office:value-type="float" office:value="0.0931784184288981" calcext:value-type="float">
            <text:p>0,0931784184288981</text:p>
          </table:table-cell>
          <table:table-cell office:value-type="float" office:value="0.101435924014148" calcext:value-type="float">
            <text:p>0,101435924014148</text:p>
          </table:table-cell>
          <table:table-cell office:value-type="float" office:value="0.163209477254469" calcext:value-type="float">
            <text:p>0,163209477254469</text:p>
          </table:table-cell>
          <table:table-cell office:value-type="float" office:value="0.194594421978065" calcext:value-type="float">
            <text:p>0,194594421978065</text:p>
          </table:table-cell>
          <table:table-cell office:value-type="float" office:value="0.102692234935808" calcext:value-type="float">
            <text:p>0,102692234935808</text:p>
          </table:table-cell>
          <table:table-cell office:value-type="float" office:value="0.105712316355971" calcext:value-type="float">
            <text:p>0,105712316355971</text:p>
          </table:table-cell>
          <table:table-cell office:value-type="float" office:value="0.531103711869798" calcext:value-type="float">
            <text:p>0,531103711869798</text:p>
          </table:table-cell>
          <table:table-cell office:value-type="float" office:value="0.935279539593444" calcext:value-type="float">
            <text:p>0,935279539593444</text:p>
          </table:table-cell>
          <table:table-cell office:value-type="float" office:value="0.194303149740302" calcext:value-type="float">
            <text:p>0,194303149740302</text:p>
          </table:table-cell>
          <table:table-cell office:value-type="float" office:value="0.260298126252551" calcext:value-type="float">
            <text:p>0,260298126252551</text:p>
          </table:table-cell>
          <table:table-cell office:value-type="float" office:value="0.472833318351805" calcext:value-type="float">
            <text:p>0,472833318351805</text:p>
          </table:table-cell>
          <table:table-cell office:value-type="float" office:value="0.514667319328312" calcext:value-type="float">
            <text:p>0,514667319328312</text:p>
          </table:table-cell>
          <table:table-cell office:value-type="float" office:value="0.199007213067295" calcext:value-type="float">
            <text:p>0,199007213067295</text:p>
          </table:table-cell>
          <table:table-cell office:value-type="float" office:value="0.270437149524944" calcext:value-type="float">
            <text:p>0,270437149524944</text:p>
          </table:table-cell>
          <table:table-cell office:value-type="float" office:value="0.53110373248941" calcext:value-type="float">
            <text:p>0,53110373248941</text:p>
          </table:table-cell>
          <table:table-cell office:value-type="float" office:value="0.935279585943229" calcext:value-type="float">
            <text:p>0,935279585943229</text:p>
          </table:table-cell>
          <table:table-cell office:value-type="float" office:value="0.194303113207267" calcext:value-type="float">
            <text:p>0,194303113207267</text:p>
          </table:table-cell>
          <table:table-cell office:value-type="float" office:value="0.260298089657084" calcext:value-type="float">
            <text:p>0,260298089657084</text:p>
          </table:table-cell>
          <table:table-cell office:value-type="float" office:value="0.472833331333436" calcext:value-type="float">
            <text:p>0,472833331333436</text:p>
          </table:table-cell>
          <table:table-cell office:value-type="float" office:value="0.514667324029885" calcext:value-type="float">
            <text:p>0,514667324029885</text:p>
          </table:table-cell>
          <table:table-cell office:value-type="float" office:value="0.199007176534151" calcext:value-type="float">
            <text:p>0,199007176534151</text:p>
          </table:table-cell>
          <table:table-cell office:value-type="float" office:value="0.270437112929487" calcext:value-type="float">
            <text:p>0,270437112929487</text:p>
          </table:table-cell>
          <table:table-cell table:number-columns-repeated="9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4269820131273" calcext:value-type="float">
            <text:p>0,0344269820131273</text:p>
          </table:table-cell>
          <table:table-cell office:value-type="float" office:value="0.0284658109910849" calcext:value-type="float">
            <text:p>0,0284658109910849</text:p>
          </table:table-cell>
          <table:table-cell office:value-type="float" office:value="0.0409641040917174" calcext:value-type="float">
            <text:p>0,0409641040917174</text:p>
          </table:table-cell>
          <table:table-cell office:value-type="float" office:value="0.0359750911560492" calcext:value-type="float">
            <text:p>0,0359750911560492</text:p>
          </table:table-cell>
          <table:table-cell office:value-type="float" office:value="0.0793377388142344" calcext:value-type="float">
            <text:p>0,0793377388142344</text:p>
          </table:table-cell>
          <table:table-cell office:value-type="float" office:value="0.0798033709415853" calcext:value-type="float">
            <text:p>0,0798033709415853</text:p>
          </table:table-cell>
          <table:table-cell office:value-type="float" office:value="0.0906513857382256" calcext:value-type="float">
            <text:p>0,0906513857382256</text:p>
          </table:table-cell>
          <table:table-cell office:value-type="float" office:value="0.0947726676290927" calcext:value-type="float">
            <text:p>0,0947726676290927</text:p>
          </table:table-cell>
          <table:table-cell office:value-type="float" office:value="0.699334972583699" calcext:value-type="float">
            <text:p>0,699334972583699</text:p>
          </table:table-cell>
          <table:table-cell office:value-type="float" office:value="0.711271475702608" calcext:value-type="float">
            <text:p>0,711271475702608</text:p>
          </table:table-cell>
          <table:table-cell office:value-type="float" office:value="0.699334972583699" calcext:value-type="float">
            <text:p>0,699334972583699</text:p>
          </table:table-cell>
          <table:table-cell office:value-type="float" office:value="0.711271475702608" calcext:value-type="float">
            <text:p>0,711271475702608</text:p>
          </table:table-cell>
          <table:table-cell office:value-type="float" office:value="0.603186737932292" calcext:value-type="float">
            <text:p>0,603186737932292</text:p>
          </table:table-cell>
          <table:table-cell office:value-type="float" office:value="0.608819079218858" calcext:value-type="float">
            <text:p>0,608819079218858</text:p>
          </table:table-cell>
          <table:table-cell office:value-type="float" office:value="0.603292798395754" calcext:value-type="float">
            <text:p>0,603292798395754</text:p>
          </table:table-cell>
          <table:table-cell office:value-type="float" office:value="0.608779423663985" calcext:value-type="float">
            <text:p>0,608779423663985</text:p>
          </table:table-cell>
          <table:table-cell office:value-type="float" office:value="0.203812494502774" calcext:value-type="float">
            <text:p>0,203812494502774</text:p>
          </table:table-cell>
          <table:table-cell office:value-type="float" office:value="0.20609046401168" calcext:value-type="float">
            <text:p>0,20609046401168</text:p>
          </table:table-cell>
          <table:table-cell office:value-type="float" office:value="0.203784375882071" calcext:value-type="float">
            <text:p>0,203784375882071</text:p>
          </table:table-cell>
          <table:table-cell office:value-type="float" office:value="0.205994745067342" calcext:value-type="float">
            <text:p>0,205994745067342</text:p>
          </table:table-cell>
          <table:table-cell office:value-type="float" office:value="0.210276015965775" calcext:value-type="float">
            <text:p>0,210276015965775</text:p>
          </table:table-cell>
          <table:table-cell office:value-type="float" office:value="0.309628572140035" calcext:value-type="float">
            <text:p>0,309628572140035</text:p>
          </table:table-cell>
          <table:table-cell office:value-type="float" office:value="0.0961856458360528" calcext:value-type="float">
            <text:p>0,0961856458360528</text:p>
          </table:table-cell>
          <table:table-cell office:value-type="float" office:value="0.101457051446337" calcext:value-type="float">
            <text:p>0,101457051446337</text:p>
          </table:table-cell>
          <table:table-cell office:value-type="float" office:value="0.151222015778554" calcext:value-type="float">
            <text:p>0,151222015778554</text:p>
          </table:table-cell>
          <table:table-cell office:value-type="float" office:value="0.17841175845425" calcext:value-type="float">
            <text:p>0,17841175845425</text:p>
          </table:table-cell>
          <table:table-cell office:value-type="float" office:value="0.103170852129479" calcext:value-type="float">
            <text:p>0,103170852129479</text:p>
          </table:table-cell>
          <table:table-cell office:value-type="float" office:value="0.106070660143715" calcext:value-type="float">
            <text:p>0,106070660143715</text:p>
          </table:table-cell>
          <table:table-cell office:value-type="float" office:value="0.223648500386283" calcext:value-type="float">
            <text:p>0,223648500386283</text:p>
          </table:table-cell>
          <table:table-cell office:value-type="float" office:value="0.301197161111908" calcext:value-type="float">
            <text:p>0,301197161111908</text:p>
          </table:table-cell>
          <table:table-cell office:value-type="float" office:value="0.0959512092711729" calcext:value-type="float">
            <text:p>0,0959512092711729</text:p>
          </table:table-cell>
          <table:table-cell office:value-type="float" office:value="0.0999990622773119" calcext:value-type="float">
            <text:p>0,0999990622773119</text:p>
          </table:table-cell>
          <table:table-cell office:value-type="float" office:value="0.150127265598717" calcext:value-type="float">
            <text:p>0,150127265598717</text:p>
          </table:table-cell>
          <table:table-cell office:value-type="float" office:value="0.177625488721316" calcext:value-type="float">
            <text:p>0,177625488721316</text:p>
          </table:table-cell>
          <table:table-cell office:value-type="float" office:value="0.102381817594264" calcext:value-type="float">
            <text:p>0,102381817594264</text:p>
          </table:table-cell>
          <table:table-cell office:value-type="float" office:value="0.104414002021497" calcext:value-type="float">
            <text:p>0,104414002021497</text:p>
          </table:table-cell>
          <table:table-cell office:value-type="float" office:value="0.491605553174155" calcext:value-type="float">
            <text:p>0,491605553174155</text:p>
          </table:table-cell>
          <table:table-cell office:value-type="float" office:value="0.966995899022748" calcext:value-type="float">
            <text:p>0,966995899022748</text:p>
          </table:table-cell>
          <table:table-cell office:value-type="float" office:value="0.193254758982985" calcext:value-type="float">
            <text:p>0,193254758982985</text:p>
          </table:table-cell>
          <table:table-cell office:value-type="float" office:value="0.261458693955739" calcext:value-type="float">
            <text:p>0,261458693955739</text:p>
          </table:table-cell>
          <table:table-cell office:value-type="float" office:value="0.422886308395053" calcext:value-type="float">
            <text:p>0,422886308395053</text:p>
          </table:table-cell>
          <table:table-cell office:value-type="float" office:value="0.499502166970305" calcext:value-type="float">
            <text:p>0,499502166970305</text:p>
          </table:table-cell>
          <table:table-cell office:value-type="float" office:value="0.199188880629196" calcext:value-type="float">
            <text:p>0,199188880629196</text:p>
          </table:table-cell>
          <table:table-cell office:value-type="float" office:value="0.274718064161613" calcext:value-type="float">
            <text:p>0,274718064161613</text:p>
          </table:table-cell>
          <table:table-cell office:value-type="float" office:value="0.449228584215238" calcext:value-type="float">
            <text:p>0,449228584215238</text:p>
          </table:table-cell>
          <table:table-cell office:value-type="float" office:value="0.968651279134715" calcext:value-type="float">
            <text:p>0,968651279134715</text:p>
          </table:table-cell>
          <table:table-cell office:value-type="float" office:value="0.197138127572368" calcext:value-type="float">
            <text:p>0,197138127572368</text:p>
          </table:table-cell>
          <table:table-cell office:value-type="float" office:value="0.265337095740093" calcext:value-type="float">
            <text:p>0,265337095740093</text:p>
          </table:table-cell>
          <table:table-cell office:value-type="float" office:value="0.423721132090572" calcext:value-type="float">
            <text:p>0,423721132090572</text:p>
          </table:table-cell>
          <table:table-cell office:value-type="float" office:value="0.575062750893035" calcext:value-type="float">
            <text:p>0,575062750893035</text:p>
          </table:table-cell>
          <table:table-cell office:value-type="float" office:value="0.203072190211389" calcext:value-type="float">
            <text:p>0,203072190211389</text:p>
          </table:table-cell>
          <table:table-cell office:value-type="float" office:value="0.278596465945971" calcext:value-type="float">
            <text:p>0,278596465945971</text:p>
          </table:table-cell>
          <table:table-cell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96074904056544" calcext:value-type="float">
            <text:p>0,0296074904056544</text:p>
          </table:table-cell>
          <table:table-cell office:value-type="float" office:value="0.0293602380872723" calcext:value-type="float">
            <text:p>0,0293602380872723</text:p>
          </table:table-cell>
          <table:table-cell office:value-type="float" office:value="0.0364148936338698" calcext:value-type="float">
            <text:p>0,0364148936338698</text:p>
          </table:table-cell>
          <table:table-cell office:value-type="float" office:value="0.0324004235520201" calcext:value-type="float">
            <text:p>0,0324004235520201</text:p>
          </table:table-cell>
          <table:table-cell office:value-type="float" office:value="0.090402024537662" calcext:value-type="float">
            <text:p>0,090402024537662</text:p>
          </table:table-cell>
          <table:table-cell office:value-type="float" office:value="0.0898463835851134" calcext:value-type="float">
            <text:p>0,0898463835851134</text:p>
          </table:table-cell>
          <table:table-cell office:value-type="float" office:value="0.0819747383768179" calcext:value-type="float">
            <text:p>0,0819747383768179</text:p>
          </table:table-cell>
          <table:table-cell office:value-type="float" office:value="0.0824107242406643" calcext:value-type="float">
            <text:p>0,0824107242406643</text:p>
          </table:table-cell>
          <table:table-cell office:value-type="float" office:value="0.718132486026965" calcext:value-type="float">
            <text:p>0,718132486026965</text:p>
          </table:table-cell>
          <table:table-cell office:value-type="float" office:value="0.706428707079138" calcext:value-type="float">
            <text:p>0,706428707079138</text:p>
          </table:table-cell>
          <table:table-cell office:value-type="float" office:value="0.718132486026965" calcext:value-type="float">
            <text:p>0,718132486026965</text:p>
          </table:table-cell>
          <table:table-cell office:value-type="float" office:value="0.706428707079138" calcext:value-type="float">
            <text:p>0,706428707079138</text:p>
          </table:table-cell>
          <table:table-cell office:value-type="float" office:value="0.604955510353062" calcext:value-type="float">
            <text:p>0,604955510353062</text:p>
          </table:table-cell>
          <table:table-cell office:value-type="float" office:value="0.606175242517788" calcext:value-type="float">
            <text:p>0,606175242517788</text:p>
          </table:table-cell>
          <table:table-cell office:value-type="float" office:value="0.604240165802645" calcext:value-type="float">
            <text:p>0,604240165802645</text:p>
          </table:table-cell>
          <table:table-cell office:value-type="float" office:value="0.605942459467915" calcext:value-type="float">
            <text:p>0,605942459467915</text:p>
          </table:table-cell>
          <table:table-cell office:value-type="float" office:value="0.204244655828622" calcext:value-type="float">
            <text:p>0,204244655828622</text:p>
          </table:table-cell>
          <table:table-cell office:value-type="float" office:value="0.205987430997264" calcext:value-type="float">
            <text:p>0,205987430997264</text:p>
          </table:table-cell>
          <table:table-cell office:value-type="float" office:value="0.203113671776283" calcext:value-type="float">
            <text:p>0,203113671776283</text:p>
          </table:table-cell>
          <table:table-cell office:value-type="float" office:value="0.204826051729935" calcext:value-type="float">
            <text:p>0,204826051729935</text:p>
          </table:table-cell>
          <table:table-cell office:value-type="float" office:value="0.132780573132519" calcext:value-type="float">
            <text:p>0,132780573132519</text:p>
          </table:table-cell>
          <table:table-cell office:value-type="float" office:value="0.223215395767024" calcext:value-type="float">
            <text:p>0,223215395767024</text:p>
          </table:table-cell>
          <table:table-cell office:value-type="float" office:value="0.106412688314567" calcext:value-type="float">
            <text:p>0,106412688314567</text:p>
          </table:table-cell>
          <table:table-cell office:value-type="float" office:value="0.109427217526478" calcext:value-type="float">
            <text:p>0,109427217526478</text:p>
          </table:table-cell>
          <table:table-cell office:value-type="float" office:value="0.155912160887501" calcext:value-type="float">
            <text:p>0,155912160887501</text:p>
          </table:table-cell>
          <table:table-cell office:value-type="float" office:value="0.210884150779471" calcext:value-type="float">
            <text:p>0,210884150779471</text:p>
          </table:table-cell>
          <table:table-cell office:value-type="float" office:value="0.101330500994594" calcext:value-type="float">
            <text:p>0,101330500994594</text:p>
          </table:table-cell>
          <table:table-cell office:value-type="float" office:value="0.10468782080124" calcext:value-type="float">
            <text:p>0,10468782080124</text:p>
          </table:table-cell>
          <table:table-cell office:value-type="float" office:value="0.161974285533065" calcext:value-type="float">
            <text:p>0,161974285533065</text:p>
          </table:table-cell>
          <table:table-cell office:value-type="float" office:value="0.224842392952074" calcext:value-type="float">
            <text:p>0,224842392952074</text:p>
          </table:table-cell>
          <table:table-cell office:value-type="float" office:value="0.10186981176853" calcext:value-type="float">
            <text:p>0,10186981176853</text:p>
          </table:table-cell>
          <table:table-cell office:value-type="float" office:value="0.105934225364835" calcext:value-type="float">
            <text:p>0,105934225364835</text:p>
          </table:table-cell>
          <table:table-cell office:value-type="float" office:value="0.144770859294467" calcext:value-type="float">
            <text:p>0,144770859294467</text:p>
          </table:table-cell>
          <table:table-cell office:value-type="float" office:value="0.176738314683762" calcext:value-type="float">
            <text:p>0,176738314683762</text:p>
          </table:table-cell>
          <table:table-cell office:value-type="float" office:value="0.0967594090336693" calcext:value-type="float">
            <text:p>0,0967594090336693</text:p>
          </table:table-cell>
          <table:table-cell office:value-type="float" office:value="0.100553215620928" calcext:value-type="float">
            <text:p>0,100553215620928</text:p>
          </table:table-cell>
          <table:table-cell office:value-type="float" office:value="0.345559684787147" calcext:value-type="float">
            <text:p>0,345559684787147</text:p>
          </table:table-cell>
          <table:table-cell office:value-type="float" office:value="0.725801791037706" calcext:value-type="float">
            <text:p>0,725801791037706</text:p>
          </table:table-cell>
          <table:table-cell office:value-type="float" office:value="0.2220269861939" calcext:value-type="float">
            <text:p>0,2220269861939</text:p>
          </table:table-cell>
          <table:table-cell office:value-type="float" office:value="0.272670096327822" calcext:value-type="float">
            <text:p>0,272670096327822</text:p>
          </table:table-cell>
          <table:table-cell office:value-type="float" office:value="0.475593361288704" calcext:value-type="float">
            <text:p>0,475593361288704</text:p>
          </table:table-cell>
          <table:table-cell office:value-type="float" office:value="0.668697948467045" calcext:value-type="float">
            <text:p>0,668697948467045</text:p>
          </table:table-cell>
          <table:table-cell office:value-type="float" office:value="0.202176502179122" calcext:value-type="float">
            <text:p>0,202176502179122</text:p>
          </table:table-cell>
          <table:table-cell office:value-type="float" office:value="0.272506218074469" calcext:value-type="float">
            <text:p>0,272506218074469</text:p>
          </table:table-cell>
          <table:table-cell office:value-type="float" office:value="0.297550944637044" calcext:value-type="float">
            <text:p>0,297550944637044</text:p>
          </table:table-cell>
          <table:table-cell office:value-type="float" office:value="0.752244903699581" calcext:value-type="float">
            <text:p>0,752244903699581</text:p>
          </table:table-cell>
          <table:table-cell office:value-type="float" office:value="0.217062371435904" calcext:value-type="float">
            <text:p>0,217062371435904</text:p>
          </table:table-cell>
          <table:table-cell office:value-type="float" office:value="0.267627012415372" calcext:value-type="float">
            <text:p>0,267627012415372</text:p>
          </table:table-cell>
          <table:table-cell office:value-type="float" office:value="0.466767995986393" calcext:value-type="float">
            <text:p>0,466767995986393</text:p>
          </table:table-cell>
          <table:table-cell office:value-type="float" office:value="0.48662266269339" calcext:value-type="float">
            <text:p>0,48662266269339</text:p>
          </table:table-cell>
          <table:table-cell office:value-type="float" office:value="0.197210908778635" calcext:value-type="float">
            <text:p>0,197210908778635</text:p>
          </table:table-cell>
          <table:table-cell office:value-type="float" office:value="0.267463134162025" calcext:value-type="float">
            <text:p>0,267463134162025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45795080970156" calcext:value-type="float">
            <text:p>0,0345795080970156</text:p>
          </table:table-cell>
          <table:table-cell office:value-type="float" office:value="0.0378948953422444" calcext:value-type="float">
            <text:p>0,0378948953422444</text:p>
          </table:table-cell>
          <table:table-cell office:value-type="float" office:value="0.0324434853259016" calcext:value-type="float">
            <text:p>0,0324434853259016</text:p>
          </table:table-cell>
          <table:table-cell office:value-type="float" office:value="0.0334218349902866" calcext:value-type="float">
            <text:p>0,0334218349902866</text:p>
          </table:table-cell>
          <table:table-cell office:value-type="float" office:value="0.0927082677407255" calcext:value-type="float">
            <text:p>0,0927082677407255</text:p>
          </table:table-cell>
          <table:table-cell office:value-type="float" office:value="0.0975095970840606" calcext:value-type="float">
            <text:p>0,0975095970840606</text:p>
          </table:table-cell>
          <table:table-cell office:value-type="float" office:value="0.0848980993410843" calcext:value-type="float">
            <text:p>0,0848980993410843</text:p>
          </table:table-cell>
          <table:table-cell office:value-type="float" office:value="0.0861837249691355" calcext:value-type="float">
            <text:p>0,0861837249691355</text:p>
          </table:table-cell>
          <table:table-cell office:value-type="float" office:value="0.70017057763175" calcext:value-type="float">
            <text:p>0,70017057763175</text:p>
          </table:table-cell>
          <table:table-cell office:value-type="float" office:value="0.71271524442812" calcext:value-type="float">
            <text:p>0,71271524442812</text:p>
          </table:table-cell>
          <table:table-cell office:value-type="float" office:value="0.70017057763175" calcext:value-type="float">
            <text:p>0,70017057763175</text:p>
          </table:table-cell>
          <table:table-cell office:value-type="float" office:value="0.71271524442812" calcext:value-type="float">
            <text:p>0,71271524442812</text:p>
          </table:table-cell>
          <table:table-cell office:value-type="float" office:value="0.599974134898649" calcext:value-type="float">
            <text:p>0,599974134898649</text:p>
          </table:table-cell>
          <table:table-cell office:value-type="float" office:value="0.606092608158974" calcext:value-type="float">
            <text:p>0,606092608158974</text:p>
          </table:table-cell>
          <table:table-cell office:value-type="float" office:value="0.5997663717439" calcext:value-type="float">
            <text:p>0,5997663717439</text:p>
          </table:table-cell>
          <table:table-cell office:value-type="float" office:value="0.606037697807919" calcext:value-type="float">
            <text:p>0,606037697807919</text:p>
          </table:table-cell>
          <table:table-cell office:value-type="float" office:value="0.204087405290062" calcext:value-type="float">
            <text:p>0,204087405290062</text:p>
          </table:table-cell>
          <table:table-cell office:value-type="float" office:value="0.204963395323437" calcext:value-type="float">
            <text:p>0,204963395323437</text:p>
          </table:table-cell>
          <table:table-cell office:value-type="float" office:value="0.203855811099826" calcext:value-type="float">
            <text:p>0,203855811099826</text:p>
          </table:table-cell>
          <table:table-cell office:value-type="float" office:value="0.20467484399936" calcext:value-type="float">
            <text:p>0,20467484399936</text:p>
          </table:table-cell>
          <table:table-cell office:value-type="float" office:value="0.245012311616093" calcext:value-type="float">
            <text:p>0,245012311616093</text:p>
          </table:table-cell>
          <table:table-cell office:value-type="float" office:value="0.290989031187761" calcext:value-type="float">
            <text:p>0,290989031187761</text:p>
          </table:table-cell>
          <table:table-cell office:value-type="float" office:value="0.0899165105838958" calcext:value-type="float">
            <text:p>0,0899165105838958</text:p>
          </table:table-cell>
          <table:table-cell office:value-type="float" office:value="0.102441785579516" calcext:value-type="float">
            <text:p>0,102441785579516</text:p>
          </table:table-cell>
          <table:table-cell office:value-type="float" office:value="0.158311984697549" calcext:value-type="float">
            <text:p>0,158311984697549</text:p>
          </table:table-cell>
          <table:table-cell office:value-type="float" office:value="0.17432121297335" calcext:value-type="float">
            <text:p>0,17432121297335</text:p>
          </table:table-cell>
          <table:table-cell office:value-type="float" office:value="0.104763041093188" calcext:value-type="float">
            <text:p>0,104763041093188</text:p>
          </table:table-cell>
          <table:table-cell office:value-type="float" office:value="0.106977704538808" calcext:value-type="float">
            <text:p>0,106977704538808</text:p>
          </table:table-cell>
          <table:table-cell office:value-type="float" office:value="0.208026344235904" calcext:value-type="float">
            <text:p>0,208026344235904</text:p>
          </table:table-cell>
          <table:table-cell office:value-type="float" office:value="0.297755199837341" calcext:value-type="float">
            <text:p>0,297755199837341</text:p>
          </table:table-cell>
          <table:table-cell office:value-type="float" office:value="0.0894392439420477" calcext:value-type="float">
            <text:p>0,0894392439420477</text:p>
          </table:table-cell>
          <table:table-cell office:value-type="float" office:value="0.102770350465341" calcext:value-type="float">
            <text:p>0,102770350465341</text:p>
          </table:table-cell>
          <table:table-cell office:value-type="float" office:value="0.155359326042878" calcext:value-type="float">
            <text:p>0,155359326042878</text:p>
          </table:table-cell>
          <table:table-cell office:value-type="float" office:value="0.177408923651787" calcext:value-type="float">
            <text:p>0,177408923651787</text:p>
          </table:table-cell>
          <table:table-cell office:value-type="float" office:value="0.103739223569584" calcext:value-type="float">
            <text:p>0,103739223569584</text:p>
          </table:table-cell>
          <table:table-cell office:value-type="float" office:value="0.106904460529674" calcext:value-type="float">
            <text:p>0,106904460529674</text:p>
          </table:table-cell>
          <table:table-cell office:value-type="float" office:value="0.836475718232104" calcext:value-type="float">
            <text:p>0,836475718232104</text:p>
          </table:table-cell>
          <table:table-cell office:value-type="float" office:value="0.944882786700677" calcext:value-type="float">
            <text:p>0,944882786700677</text:p>
          </table:table-cell>
          <table:table-cell office:value-type="float" office:value="0.20709830221096" calcext:value-type="float">
            <text:p>0,20709830221096</text:p>
          </table:table-cell>
          <table:table-cell office:value-type="float" office:value="0.283369510306351" calcext:value-type="float">
            <text:p>0,283369510306351</text:p>
          </table:table-cell>
          <table:table-cell office:value-type="float" office:value="0.463803784560253" calcext:value-type="float">
            <text:p>0,463803784560253</text:p>
          </table:table-cell>
          <table:table-cell office:value-type="float" office:value="0.536409653989784" calcext:value-type="float">
            <text:p>0,536409653989784</text:p>
          </table:table-cell>
          <table:table-cell office:value-type="float" office:value="0.202652353542198" calcext:value-type="float">
            <text:p>0,202652353542198</text:p>
          </table:table-cell>
          <table:table-cell office:value-type="float" office:value="0.274097854127484" calcext:value-type="float">
            <text:p>0,274097854127484</text:p>
          </table:table-cell>
          <table:table-cell office:value-type="float" office:value="0.552033994428283" calcext:value-type="float">
            <text:p>0,552033994428283</text:p>
          </table:table-cell>
          <table:table-cell office:value-type="float" office:value="0.955637965112997" calcext:value-type="float">
            <text:p>0,955637965112997</text:p>
          </table:table-cell>
          <table:table-cell office:value-type="float" office:value="0.203540343527703" calcext:value-type="float">
            <text:p>0,203540343527703</text:p>
          </table:table-cell>
          <table:table-cell office:value-type="float" office:value="0.279795045918318" calcext:value-type="float">
            <text:p>0,279795045918318</text:p>
          </table:table-cell>
          <table:table-cell office:value-type="float" office:value="0.452790305898315" calcext:value-type="float">
            <text:p>0,452790305898315</text:p>
          </table:table-cell>
          <table:table-cell office:value-type="float" office:value="0.577633526913399" calcext:value-type="float">
            <text:p>0,577633526913399</text:p>
          </table:table-cell>
          <table:table-cell office:value-type="float" office:value="0.199094428975818" calcext:value-type="float">
            <text:p>0,199094428975818</text:p>
          </table:table-cell>
          <table:table-cell office:value-type="float" office:value="0.27052338973944" calcext:value-type="float">
            <text:p>0,27052338973944</text:p>
          </table:table-cell>
          <table:table-cell table:number-columns-repeated="9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0313784596642" calcext:value-type="float">
            <text:p>0,0350313784596642</text:p>
          </table:table-cell>
          <table:table-cell office:value-type="float" office:value="0.0278884815293044" calcext:value-type="float">
            <text:p>0,0278884815293044</text:p>
          </table:table-cell>
          <table:table-cell office:value-type="float" office:value="0.0423401991272731" calcext:value-type="float">
            <text:p>0,0423401991272731</text:p>
          </table:table-cell>
          <table:table-cell office:value-type="float" office:value="0.0343170832060986" calcext:value-type="float">
            <text:p>0,0343170832060986</text:p>
          </table:table-cell>
          <table:table-cell office:value-type="float" office:value="0.0851784165547717" calcext:value-type="float">
            <text:p>0,0851784165547717</text:p>
          </table:table-cell>
          <table:table-cell office:value-type="float" office:value="0.0748643972444408" calcext:value-type="float">
            <text:p>0,0748643972444408</text:p>
          </table:table-cell>
          <table:table-cell office:value-type="float" office:value="0.0970962757513451" calcext:value-type="float">
            <text:p>0,0970962757513451</text:p>
          </table:table-cell>
          <table:table-cell office:value-type="float" office:value="0.0899410029896032" calcext:value-type="float">
            <text:p>0,0899410029896032</text:p>
          </table:table-cell>
          <table:table-cell office:value-type="float" office:value="0.721677901827011" calcext:value-type="float">
            <text:p>0,721677901827011</text:p>
          </table:table-cell>
          <table:table-cell office:value-type="float" office:value="0.71063354978237" calcext:value-type="float">
            <text:p>0,71063354978237</text:p>
          </table:table-cell>
          <table:table-cell office:value-type="float" office:value="0.721677901827011" calcext:value-type="float">
            <text:p>0,721677901827011</text:p>
          </table:table-cell>
          <table:table-cell office:value-type="float" office:value="0.710633552092326" calcext:value-type="float">
            <text:p>0,710633552092326</text:p>
          </table:table-cell>
          <table:table-cell office:value-type="float" office:value="0.605741895399171" calcext:value-type="float">
            <text:p>0,605741895399171</text:p>
          </table:table-cell>
          <table:table-cell office:value-type="float" office:value="0.609550406755762" calcext:value-type="float">
            <text:p>0,609550406755762</text:p>
          </table:table-cell>
          <table:table-cell office:value-type="float" office:value="0.60573045813979" calcext:value-type="float">
            <text:p>0,60573045813979</text:p>
          </table:table-cell>
          <table:table-cell office:value-type="float" office:value="0.60950059120829" calcext:value-type="float">
            <text:p>0,60950059120829</text:p>
          </table:table-cell>
          <table:table-cell office:value-type="float" office:value="0.204126314593906" calcext:value-type="float">
            <text:p>0,204126314593906</text:p>
          </table:table-cell>
          <table:table-cell office:value-type="float" office:value="0.205572224956884" calcext:value-type="float">
            <text:p>0,205572224956884</text:p>
          </table:table-cell>
          <table:table-cell office:value-type="float" office:value="0.204106874775479" calcext:value-type="float">
            <text:p>0,204106874775479</text:p>
          </table:table-cell>
          <table:table-cell office:value-type="float" office:value="0.205538471774718" calcext:value-type="float">
            <text:p>0,205538471774718</text:p>
          </table:table-cell>
          <table:table-cell office:value-type="float" office:value="0.169389865533921" calcext:value-type="float">
            <text:p>0,169389865533921</text:p>
          </table:table-cell>
          <table:table-cell office:value-type="float" office:value="0.222559009217238" calcext:value-type="float">
            <text:p>0,222559009217238</text:p>
          </table:table-cell>
          <table:table-cell office:value-type="float" office:value="0.10746525893723" calcext:value-type="float">
            <text:p>0,10746525893723</text:p>
          </table:table-cell>
          <table:table-cell office:value-type="float" office:value="0.11086444654842" calcext:value-type="float">
            <text:p>0,11086444654842</text:p>
          </table:table-cell>
          <table:table-cell office:value-type="float" office:value="0.148971118736599" calcext:value-type="float">
            <text:p>0,148971118736599</text:p>
          </table:table-cell>
          <table:table-cell office:value-type="float" office:value="0.179453759940126" calcext:value-type="float">
            <text:p>0,179453759940126</text:p>
          </table:table-cell>
          <table:table-cell office:value-type="float" office:value="0.102447202772898" calcext:value-type="float">
            <text:p>0,102447202772898</text:p>
          </table:table-cell>
          <table:table-cell office:value-type="float" office:value="0.107226867407534" calcext:value-type="float">
            <text:p>0,107226867407534</text:p>
          </table:table-cell>
          <table:table-cell office:value-type="float" office:value="0.169355653295248" calcext:value-type="float">
            <text:p>0,169355653295248</text:p>
          </table:table-cell>
          <table:table-cell office:value-type="float" office:value="0.210155020131432" calcext:value-type="float">
            <text:p>0,210155020131432</text:p>
          </table:table-cell>
          <table:table-cell office:value-type="float" office:value="0.107474737171678" calcext:value-type="float">
            <text:p>0,107474737171678</text:p>
          </table:table-cell>
          <table:table-cell office:value-type="float" office:value="0.109361349907679" calcext:value-type="float">
            <text:p>0,109361349907679</text:p>
          </table:table-cell>
          <table:table-cell office:value-type="float" office:value="0.149880228100135" calcext:value-type="float">
            <text:p>0,149880228100135</text:p>
          </table:table-cell>
          <table:table-cell office:value-type="float" office:value="0.175638838013686" calcext:value-type="float">
            <text:p>0,175638838013686</text:p>
          </table:table-cell>
          <table:table-cell office:value-type="float" office:value="0.102116467230089" calcext:value-type="float">
            <text:p>0,102116467230089</text:p>
          </table:table-cell>
          <table:table-cell office:value-type="float" office:value="0.105723163668547" calcext:value-type="float">
            <text:p>0,105723163668547</text:p>
          </table:table-cell>
          <table:table-cell office:value-type="float" office:value="0.459938078608712" calcext:value-type="float">
            <text:p>0,459938078608712</text:p>
          </table:table-cell>
          <table:table-cell office:value-type="float" office:value="0.71223646654397" calcext:value-type="float">
            <text:p>0,71223646654397</text:p>
          </table:table-cell>
          <table:table-cell office:value-type="float" office:value="0.21530382504145" calcext:value-type="float">
            <text:p>0,21530382504145</text:p>
          </table:table-cell>
          <table:table-cell office:value-type="float" office:value="0.283124719697416" calcext:value-type="float">
            <text:p>0,283124719697416</text:p>
          </table:table-cell>
          <table:table-cell office:value-type="float" office:value="0.406973020270492" calcext:value-type="float">
            <text:p>0,406973020270492</text:p>
          </table:table-cell>
          <table:table-cell office:value-type="float" office:value="0.491692913780993" calcext:value-type="float">
            <text:p>0,491692913780993</text:p>
          </table:table-cell>
          <table:table-cell office:value-type="float" office:value="0.192547037663545" calcext:value-type="float">
            <text:p>0,192547037663545</text:p>
          </table:table-cell>
          <table:table-cell office:value-type="float" office:value="0.271513407666087" calcext:value-type="float">
            <text:p>0,271513407666087</text:p>
          </table:table-cell>
          <table:table-cell office:value-type="float" office:value="0.459860147430295" calcext:value-type="float">
            <text:p>0,459860147430295</text:p>
          </table:table-cell>
          <table:table-cell office:value-type="float" office:value="0.610722344944997" calcext:value-type="float">
            <text:p>0,610722344944997</text:p>
          </table:table-cell>
          <table:table-cell office:value-type="float" office:value="0.211494450798274" calcext:value-type="float">
            <text:p>0,211494450798274</text:p>
          </table:table-cell>
          <table:table-cell office:value-type="float" office:value="0.279312626224438" calcext:value-type="float">
            <text:p>0,279312626224438</text:p>
          </table:table-cell>
          <table:table-cell office:value-type="float" office:value="0.40690874149998" calcext:value-type="float">
            <text:p>0,40690874149998</text:p>
          </table:table-cell>
          <table:table-cell office:value-type="float" office:value="0.491913356691058" calcext:value-type="float">
            <text:p>0,491913356691058</text:p>
          </table:table-cell>
          <table:table-cell office:value-type="float" office:value="0.196279607115526" calcext:value-type="float">
            <text:p>0,196279607115526</text:p>
          </table:table-cell>
          <table:table-cell office:value-type="float" office:value="0.275245074609187" calcext:value-type="float">
            <text:p>0,275245074609187</text:p>
          </table:table-cell>
          <table:table-cell table:number-columns-repeated="9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8200704753989" calcext:value-type="float">
            <text:p>0,0318200704753989</text:p>
          </table:table-cell>
          <table:table-cell office:value-type="float" office:value="0.0326255883318098" calcext:value-type="float">
            <text:p>0,0326255883318098</text:p>
          </table:table-cell>
          <table:table-cell office:value-type="float" office:value="0.0341399751066893" calcext:value-type="float">
            <text:p>0,0341399751066893</text:p>
          </table:table-cell>
          <table:table-cell office:value-type="float" office:value="0.0330610087037344" calcext:value-type="float">
            <text:p>0,0330610087037344</text:p>
          </table:table-cell>
          <table:table-cell office:value-type="float" office:value="0.101161976553442" calcext:value-type="float">
            <text:p>0,101161976553442</text:p>
          </table:table-cell>
          <table:table-cell office:value-type="float" office:value="0.0962029635941348" calcext:value-type="float">
            <text:p>0,0962029635941348</text:p>
          </table:table-cell>
          <table:table-cell office:value-type="float" office:value="0.0964497229490665" calcext:value-type="float">
            <text:p>0,0964497229490665</text:p>
          </table:table-cell>
          <table:table-cell office:value-type="float" office:value="0.090497058968493" calcext:value-type="float">
            <text:p>0,090497058968493</text:p>
          </table:table-cell>
          <table:table-cell office:value-type="float" office:value="0.718012337059114" calcext:value-type="float">
            <text:p>0,718012337059114</text:p>
          </table:table-cell>
          <table:table-cell office:value-type="float" office:value="0.70892930282526" calcext:value-type="float">
            <text:p>0,70892930282526</text:p>
          </table:table-cell>
          <table:table-cell office:value-type="float" office:value="0.718012337059114" calcext:value-type="float">
            <text:p>0,718012337059114</text:p>
          </table:table-cell>
          <table:table-cell office:value-type="float" office:value="0.70892930282526" calcext:value-type="float">
            <text:p>0,70892930282526</text:p>
          </table:table-cell>
          <table:table-cell office:value-type="float" office:value="0.611223263196025" calcext:value-type="float">
            <text:p>0,611223263196025</text:p>
          </table:table-cell>
          <table:table-cell office:value-type="float" office:value="0.603887410109312" calcext:value-type="float">
            <text:p>0,603887410109312</text:p>
          </table:table-cell>
          <table:table-cell office:value-type="float" office:value="0.611469804039344" calcext:value-type="float">
            <text:p>0,611469804039344</text:p>
          </table:table-cell>
          <table:table-cell office:value-type="float" office:value="0.603178590175408" calcext:value-type="float">
            <text:p>0,603178590175408</text:p>
          </table:table-cell>
          <table:table-cell office:value-type="float" office:value="0.207153630510563" calcext:value-type="float">
            <text:p>0,207153630510563</text:p>
          </table:table-cell>
          <table:table-cell office:value-type="float" office:value="0.205255477686261" calcext:value-type="float">
            <text:p>0,205255477686261</text:p>
          </table:table-cell>
          <table:table-cell office:value-type="float" office:value="0.205028905105895" calcext:value-type="float">
            <text:p>0,205028905105895</text:p>
          </table:table-cell>
          <table:table-cell office:value-type="float" office:value="0.203413864241865" calcext:value-type="float">
            <text:p>0,203413864241865</text:p>
          </table:table-cell>
          <table:table-cell office:value-type="float" office:value="0.172640927258454" calcext:value-type="float">
            <text:p>0,172640927258454</text:p>
          </table:table-cell>
          <table:table-cell office:value-type="float" office:value="0.263265733796152" calcext:value-type="float">
            <text:p>0,263265733796152</text:p>
          </table:table-cell>
          <table:table-cell office:value-type="float" office:value="0.112966966733016" calcext:value-type="float">
            <text:p>0,112966966733016</text:p>
          </table:table-cell>
          <table:table-cell office:value-type="float" office:value="0.119780672947942" calcext:value-type="float">
            <text:p>0,119780672947942</text:p>
          </table:table-cell>
          <table:table-cell office:value-type="float" office:value="0.177597071961013" calcext:value-type="float">
            <text:p>0,177597071961013</text:p>
          </table:table-cell>
          <table:table-cell office:value-type="float" office:value="0.211494938684583" calcext:value-type="float">
            <text:p>0,211494938684583</text:p>
          </table:table-cell>
          <table:table-cell office:value-type="float" office:value="0.103510972702692" calcext:value-type="float">
            <text:p>0,103510972702692</text:p>
          </table:table-cell>
          <table:table-cell office:value-type="float" office:value="0.105260252545324" calcext:value-type="float">
            <text:p>0,105260252545324</text:p>
          </table:table-cell>
          <table:table-cell office:value-type="float" office:value="0.161819399112659" calcext:value-type="float">
            <text:p>0,161819399112659</text:p>
          </table:table-cell>
          <table:table-cell office:value-type="float" office:value="0.227987277938282" calcext:value-type="float">
            <text:p>0,227987277938282</text:p>
          </table:table-cell>
          <table:table-cell office:value-type="float" office:value="0.106730938488129" calcext:value-type="float">
            <text:p>0,106730938488129</text:p>
          </table:table-cell>
          <table:table-cell office:value-type="float" office:value="0.113212584509967" calcext:value-type="float">
            <text:p>0,113212584509967</text:p>
          </table:table-cell>
          <table:table-cell office:value-type="float" office:value="0.172389968008007" calcext:value-type="float">
            <text:p>0,172389968008007</text:p>
          </table:table-cell>
          <table:table-cell office:value-type="float" office:value="0.196974310015956" calcext:value-type="float">
            <text:p>0,196974310015956</text:p>
          </table:table-cell>
          <table:table-cell office:value-type="float" office:value="0.0975487464128939" calcext:value-type="float">
            <text:p>0,0975487464128939</text:p>
          </table:table-cell>
          <table:table-cell office:value-type="float" office:value="0.0996061695673857" calcext:value-type="float">
            <text:p>0,0996061695673857</text:p>
          </table:table-cell>
          <table:table-cell office:value-type="float" office:value="0.488892616328819" calcext:value-type="float">
            <text:p>0,488892616328819</text:p>
          </table:table-cell>
          <table:table-cell office:value-type="float" office:value="0.975077272552642" calcext:value-type="float">
            <text:p>0,975077272552642</text:p>
          </table:table-cell>
          <table:table-cell office:value-type="float" office:value="0.229618659644629" calcext:value-type="float">
            <text:p>0,229618659644629</text:p>
          </table:table-cell>
          <table:table-cell office:value-type="float" office:value="0.284851747576831" calcext:value-type="float">
            <text:p>0,284851747576831</text:p>
          </table:table-cell>
          <table:table-cell office:value-type="float" office:value="0.423498624191655" calcext:value-type="float">
            <text:p>0,423498624191655</text:p>
          </table:table-cell>
          <table:table-cell office:value-type="float" office:value="0.546538018080377" calcext:value-type="float">
            <text:p>0,546538018080377</text:p>
          </table:table-cell>
          <table:table-cell office:value-type="float" office:value="0.203189220498494" calcext:value-type="float">
            <text:p>0,203189220498494</text:p>
          </table:table-cell>
          <table:table-cell office:value-type="float" office:value="0.279163281166107" calcext:value-type="float">
            <text:p>0,279163281166107</text:p>
          </table:table-cell>
          <table:table-cell office:value-type="float" office:value="0.348917812597384" calcext:value-type="float">
            <text:p>0,348917812597384</text:p>
          </table:table-cell>
          <table:table-cell office:value-type="float" office:value="0.778313315194982" calcext:value-type="float">
            <text:p>0,778313315194982</text:p>
          </table:table-cell>
          <table:table-cell office:value-type="float" office:value="0.196886204063395" calcext:value-type="float">
            <text:p>0,196886204063395</text:p>
          </table:table-cell>
          <table:table-cell office:value-type="float" office:value="0.275027156005056" calcext:value-type="float">
            <text:p>0,275027156005056</text:p>
          </table:table-cell>
          <table:table-cell office:value-type="float" office:value="0.409992824492246" calcext:value-type="float">
            <text:p>0,409992824492246</text:p>
          </table:table-cell>
          <table:table-cell office:value-type="float" office:value="0.549456273783915" calcext:value-type="float">
            <text:p>0,549456273783915</text:p>
          </table:table-cell>
          <table:table-cell office:value-type="float" office:value="0.193484598480991" calcext:value-type="float">
            <text:p>0,193484598480991</text:p>
          </table:table-cell>
          <table:table-cell office:value-type="float" office:value="0.269338689594335" calcext:value-type="float">
            <text:p>0,269338689594335</text:p>
          </table:table-cell>
          <table:table-cell table:number-columns-repeated="9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221209635833" calcext:value-type="float">
            <text:p>0,022221209635833</text:p>
          </table:table-cell>
          <table:table-cell office:value-type="float" office:value="0.0235383176400317" calcext:value-type="float">
            <text:p>0,0235383176400317</text:p>
          </table:table-cell>
          <table:table-cell office:value-type="float" office:value="0.0539334587335435" calcext:value-type="float">
            <text:p>0,0539334587335435</text:p>
          </table:table-cell>
          <table:table-cell office:value-type="float" office:value="0.0517175686996682" calcext:value-type="float">
            <text:p>0,0517175686996682</text:p>
          </table:table-cell>
          <table:table-cell office:value-type="float" office:value="0.0980517302553371" calcext:value-type="float">
            <text:p>0,0980517302553371</text:p>
          </table:table-cell>
          <table:table-cell office:value-type="float" office:value="0.0904505530217557" calcext:value-type="float">
            <text:p>0,0904505530217557</text:p>
          </table:table-cell>
          <table:table-cell office:value-type="float" office:value="0.114352905573972" calcext:value-type="float">
            <text:p>0,114352905573972</text:p>
          </table:table-cell>
          <table:table-cell office:value-type="float" office:value="0.109398528285998" calcext:value-type="float">
            <text:p>0,109398528285998</text:p>
          </table:table-cell>
          <table:table-cell office:value-type="float" office:value="0.715359153909387" calcext:value-type="float">
            <text:p>0,715359153909387</text:p>
          </table:table-cell>
          <table:table-cell office:value-type="float" office:value="0.708152200056175" calcext:value-type="float">
            <text:p>0,708152200056175</text:p>
          </table:table-cell>
          <table:table-cell office:value-type="float" office:value="0.715359153909387" calcext:value-type="float">
            <text:p>0,715359153909387</text:p>
          </table:table-cell>
          <table:table-cell office:value-type="float" office:value="0.708152200056175" calcext:value-type="float">
            <text:p>0,708152200056175</text:p>
          </table:table-cell>
          <table:table-cell office:value-type="float" office:value="0.610424792848156" calcext:value-type="float">
            <text:p>0,610424792848156</text:p>
          </table:table-cell>
          <table:table-cell office:value-type="float" office:value="0.60543121908525" calcext:value-type="float">
            <text:p>0,60543121908525</text:p>
          </table:table-cell>
          <table:table-cell office:value-type="float" office:value="0.61075202503084" calcext:value-type="float">
            <text:p>0,61075202503084</text:p>
          </table:table-cell>
          <table:table-cell office:value-type="float" office:value="0.60340309976058" calcext:value-type="float">
            <text:p>0,60340309976058</text:p>
          </table:table-cell>
          <table:table-cell office:value-type="float" office:value="0.207831267325948" calcext:value-type="float">
            <text:p>0,207831267325948</text:p>
          </table:table-cell>
          <table:table-cell office:value-type="float" office:value="0.206802079594746" calcext:value-type="float">
            <text:p>0,206802079594746</text:p>
          </table:table-cell>
          <table:table-cell office:value-type="float" office:value="0.204803710404175" calcext:value-type="float">
            <text:p>0,204803710404175</text:p>
          </table:table-cell>
          <table:table-cell office:value-type="float" office:value="0.204121705238437" calcext:value-type="float">
            <text:p>0,204121705238437</text:p>
          </table:table-cell>
          <table:table-cell office:value-type="float" office:value="0.184639764626641" calcext:value-type="float">
            <text:p>0,184639764626641</text:p>
          </table:table-cell>
          <table:table-cell office:value-type="float" office:value="0.298813340053944" calcext:value-type="float">
            <text:p>0,298813340053944</text:p>
          </table:table-cell>
          <table:table-cell office:value-type="float" office:value="0.114187449620897" calcext:value-type="float">
            <text:p>0,114187449620897</text:p>
          </table:table-cell>
          <table:table-cell office:value-type="float" office:value="0.121719491114688" calcext:value-type="float">
            <text:p>0,121719491114688</text:p>
          </table:table-cell>
          <table:table-cell office:value-type="float" office:value="0.194383807029245" calcext:value-type="float">
            <text:p>0,194383807029245</text:p>
          </table:table-cell>
          <table:table-cell office:value-type="float" office:value="0.228414535581224" calcext:value-type="float">
            <text:p>0,228414535581224</text:p>
          </table:table-cell>
          <table:table-cell office:value-type="float" office:value="0.1086487181865" calcext:value-type="float">
            <text:p>0,1086487181865</text:p>
          </table:table-cell>
          <table:table-cell office:value-type="float" office:value="0.112564262941979" calcext:value-type="float">
            <text:p>0,112564262941979</text:p>
          </table:table-cell>
          <table:table-cell office:value-type="float" office:value="0.166794891144384" calcext:value-type="float">
            <text:p>0,166794891144384</text:p>
          </table:table-cell>
          <table:table-cell office:value-type="float" office:value="0.218255883691873" calcext:value-type="float">
            <text:p>0,218255883691873</text:p>
          </table:table-cell>
          <table:table-cell office:value-type="float" office:value="0.103554888391641" calcext:value-type="float">
            <text:p>0,103554888391641</text:p>
          </table:table-cell>
          <table:table-cell office:value-type="float" office:value="0.108698238214194" calcext:value-type="float">
            <text:p>0,108698238214194</text:p>
          </table:table-cell>
          <table:table-cell office:value-type="float" office:value="0.155192166874224" calcext:value-type="float">
            <text:p>0,155192166874224</text:p>
          </table:table-cell>
          <table:table-cell office:value-type="float" office:value="0.171036678221141" calcext:value-type="float">
            <text:p>0,171036678221141</text:p>
          </table:table-cell>
          <table:table-cell office:value-type="float" office:value="0.0985231786637893" calcext:value-type="float">
            <text:p>0,0985231786637893</text:p>
          </table:table-cell>
          <table:table-cell office:value-type="float" office:value="0.099382732221643" calcext:value-type="float">
            <text:p>0,099382732221643</text:p>
          </table:table-cell>
          <table:table-cell office:value-type="float" office:value="0.437459497772105" calcext:value-type="float">
            <text:p>0,437459497772105</text:p>
          </table:table-cell>
          <table:table-cell office:value-type="float" office:value="0.906828515052731" calcext:value-type="float">
            <text:p>0,906828515052731</text:p>
          </table:table-cell>
          <table:table-cell office:value-type="float" office:value="0.230559931002188" calcext:value-type="float">
            <text:p>0,230559931002188</text:p>
          </table:table-cell>
          <table:table-cell office:value-type="float" office:value="0.284174922301103" calcext:value-type="float">
            <text:p>0,284174922301103</text:p>
          </table:table-cell>
          <table:table-cell office:value-type="float" office:value="0.458831207835736" calcext:value-type="float">
            <text:p>0,458831207835736</text:p>
          </table:table-cell>
          <table:table-cell office:value-type="float" office:value="0.817526290111644" calcext:value-type="float">
            <text:p>0,817526290111644</text:p>
          </table:table-cell>
          <table:table-cell office:value-type="float" office:value="0.206153063934749" calcext:value-type="float">
            <text:p>0,206153063934749</text:p>
          </table:table-cell>
          <table:table-cell office:value-type="float" office:value="0.273669135675839" calcext:value-type="float">
            <text:p>0,273669135675839</text:p>
          </table:table-cell>
          <table:table-cell office:value-type="float" office:value="0.390441578804974" calcext:value-type="float">
            <text:p>0,390441578804974</text:p>
          </table:table-cell>
          <table:table-cell office:value-type="float" office:value="0.897190059936823" calcext:value-type="float">
            <text:p>0,897190059936823</text:p>
          </table:table-cell>
          <table:table-cell office:value-type="float" office:value="0.212363669815969" calcext:value-type="float">
            <text:p>0,212363669815969</text:p>
          </table:table-cell>
          <table:table-cell office:value-type="float" office:value="0.283740845299375" calcext:value-type="float">
            <text:p>0,283740845299375</text:p>
          </table:table-cell>
          <table:table-cell office:value-type="float" office:value="0.39752067057988" calcext:value-type="float">
            <text:p>0,39752067057988</text:p>
          </table:table-cell>
          <table:table-cell office:value-type="float" office:value="0.472996503787604" calcext:value-type="float">
            <text:p>0,472996503787604</text:p>
          </table:table-cell>
          <table:table-cell office:value-type="float" office:value="0.20336614906481" calcext:value-type="float">
            <text:p>0,20336614906481</text:p>
          </table:table-cell>
          <table:table-cell office:value-type="float" office:value="0.275547823438923" calcext:value-type="float">
            <text:p>0,275547823438923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30144332451112" calcext:value-type="float">
            <text:p>0,0330144332451112</text:p>
          </table:table-cell>
          <table:table-cell office:value-type="float" office:value="0.0305756349973707" calcext:value-type="float">
            <text:p>0,0305756349973707</text:p>
          </table:table-cell>
          <table:table-cell office:value-type="float" office:value="0.0356659658071447" calcext:value-type="float">
            <text:p>0,0356659658071447</text:p>
          </table:table-cell>
          <table:table-cell office:value-type="float" office:value="0.0334145363994618" calcext:value-type="float">
            <text:p>0,0334145363994618</text:p>
          </table:table-cell>
          <table:table-cell office:value-type="float" office:value="0.0824328019928801" calcext:value-type="float">
            <text:p>0,0824328019928801</text:p>
          </table:table-cell>
          <table:table-cell office:value-type="float" office:value="0.0867715209583901" calcext:value-type="float">
            <text:p>0,0867715209583901</text:p>
          </table:table-cell>
          <table:table-cell office:value-type="float" office:value="0.0836255127709222" calcext:value-type="float">
            <text:p>0,0836255127709222</text:p>
          </table:table-cell>
          <table:table-cell office:value-type="float" office:value="0.0869948102997659" calcext:value-type="float">
            <text:p>0,0869948102997659</text:p>
          </table:table-cell>
          <table:table-cell office:value-type="float" office:value="0.714361537440842" calcext:value-type="float">
            <text:p>0,714361537440842</text:p>
          </table:table-cell>
          <table:table-cell office:value-type="float" office:value="0.711616531876004" calcext:value-type="float">
            <text:p>0,711616531876004</text:p>
          </table:table-cell>
          <table:table-cell office:value-type="float" office:value="0.714361537440842" calcext:value-type="float">
            <text:p>0,714361537440842</text:p>
          </table:table-cell>
          <table:table-cell office:value-type="float" office:value="0.711616531876004" calcext:value-type="float">
            <text:p>0,711616531876004</text:p>
          </table:table-cell>
          <table:table-cell office:value-type="float" office:value="0.612736308197283" calcext:value-type="float">
            <text:p>0,612736308197283</text:p>
          </table:table-cell>
          <table:table-cell office:value-type="float" office:value="0.606063208544556" calcext:value-type="float">
            <text:p>0,606063208544556</text:p>
          </table:table-cell>
          <table:table-cell office:value-type="float" office:value="0.613060309457159" calcext:value-type="float">
            <text:p>0,613060309457159</text:p>
          </table:table-cell>
          <table:table-cell office:value-type="float" office:value="0.606034129810988" calcext:value-type="float">
            <text:p>0,606034129810988</text:p>
          </table:table-cell>
          <table:table-cell office:value-type="float" office:value="0.207182930229142" calcext:value-type="float">
            <text:p>0,207182930229142</text:p>
          </table:table-cell>
          <table:table-cell office:value-type="float" office:value="0.205020069092605" calcext:value-type="float">
            <text:p>0,205020069092605</text:p>
          </table:table-cell>
          <table:table-cell office:value-type="float" office:value="0.206590871551765" calcext:value-type="float">
            <text:p>0,206590871551765</text:p>
          </table:table-cell>
          <table:table-cell office:value-type="float" office:value="0.20445137744693" calcext:value-type="float">
            <text:p>0,20445137744693</text:p>
          </table:table-cell>
          <table:table-cell office:value-type="float" office:value="0.275355895494341" calcext:value-type="float">
            <text:p>0,275355895494341</text:p>
          </table:table-cell>
          <table:table-cell office:value-type="float" office:value="0.276182042923249" calcext:value-type="float">
            <text:p>0,276182042923249</text:p>
          </table:table-cell>
          <table:table-cell office:value-type="float" office:value="0.109543354584115" calcext:value-type="float">
            <text:p>0,109543354584115</text:p>
          </table:table-cell>
          <table:table-cell office:value-type="float" office:value="0.114474570347043" calcext:value-type="float">
            <text:p>0,114474570347043</text:p>
          </table:table-cell>
          <table:table-cell office:value-type="float" office:value="0.149662480305168" calcext:value-type="float">
            <text:p>0,149662480305168</text:p>
          </table:table-cell>
          <table:table-cell office:value-type="float" office:value="0.173772002297565" calcext:value-type="float">
            <text:p>0,173772002297565</text:p>
          </table:table-cell>
          <table:table-cell office:value-type="float" office:value="0.103961989436914" calcext:value-type="float">
            <text:p>0,103961989436914</text:p>
          </table:table-cell>
          <table:table-cell office:value-type="float" office:value="0.107414439348483" calcext:value-type="float">
            <text:p>0,107414439348483</text:p>
          </table:table-cell>
          <table:table-cell office:value-type="float" office:value="0.213352370805525" calcext:value-type="float">
            <text:p>0,213352370805525</text:p>
          </table:table-cell>
          <table:table-cell office:value-type="float" office:value="0.270052390972555" calcext:value-type="float">
            <text:p>0,270052390972555</text:p>
          </table:table-cell>
          <table:table-cell office:value-type="float" office:value="0.107539716124555" calcext:value-type="float">
            <text:p>0,107539716124555</text:p>
          </table:table-cell>
          <table:table-cell office:value-type="float" office:value="0.112189928989229" calcext:value-type="float">
            <text:p>0,112189928989229</text:p>
          </table:table-cell>
          <table:table-cell office:value-type="float" office:value="0.146969119017711" calcext:value-type="float">
            <text:p>0,146969119017711</text:p>
          </table:table-cell>
          <table:table-cell office:value-type="float" office:value="0.161122692305808" calcext:value-type="float">
            <text:p>0,161122692305808</text:p>
          </table:table-cell>
          <table:table-cell office:value-type="float" office:value="0.101830311036458" calcext:value-type="float">
            <text:p>0,101830311036458</text:p>
          </table:table-cell>
          <table:table-cell office:value-type="float" office:value="0.105084619161615" calcext:value-type="float">
            <text:p>0,105084619161615</text:p>
          </table:table-cell>
          <table:table-cell office:value-type="float" office:value="0.870907744689827" calcext:value-type="float">
            <text:p>0,870907744689827</text:p>
          </table:table-cell>
          <table:table-cell office:value-type="float" office:value="0.777104121551274" calcext:value-type="float">
            <text:p>0,777104121551274</text:p>
          </table:table-cell>
          <table:table-cell office:value-type="float" office:value="0.203234994621924" calcext:value-type="float">
            <text:p>0,203234994621924</text:p>
          </table:table-cell>
          <table:table-cell office:value-type="float" office:value="0.311999815353732" calcext:value-type="float">
            <text:p>0,311999815353732</text:p>
          </table:table-cell>
          <table:table-cell office:value-type="float" office:value="0.430431972624887" calcext:value-type="float">
            <text:p>0,430431972624887</text:p>
          </table:table-cell>
          <table:table-cell office:value-type="float" office:value="0.473807738615133" calcext:value-type="float">
            <text:p>0,473807738615133</text:p>
          </table:table-cell>
          <table:table-cell office:value-type="float" office:value="0.197948027769825" calcext:value-type="float">
            <text:p>0,197948027769825</text:p>
          </table:table-cell>
          <table:table-cell office:value-type="float" office:value="0.268133490428759" calcext:value-type="float">
            <text:p>0,268133490428759</text:p>
          </table:table-cell>
          <table:table-cell office:value-type="float" office:value="0.489697838779672" calcext:value-type="float">
            <text:p>0,489697838779672</text:p>
          </table:table-cell>
          <table:table-cell office:value-type="float" office:value="0.905277154588972" calcext:value-type="float">
            <text:p>0,905277154588972</text:p>
          </table:table-cell>
          <table:table-cell office:value-type="float" office:value="0.198742652872369" calcext:value-type="float">
            <text:p>0,198742652872369</text:p>
          </table:table-cell>
          <table:table-cell office:value-type="float" office:value="0.305692300599828" calcext:value-type="float">
            <text:p>0,305692300599828</text:p>
          </table:table-cell>
          <table:table-cell office:value-type="float" office:value="0.411523478101306" calcext:value-type="float">
            <text:p>0,411523478101306</text:p>
          </table:table-cell>
          <table:table-cell office:value-type="float" office:value="0.486485311946645" calcext:value-type="float">
            <text:p>0,486485311946645</text:p>
          </table:table-cell>
          <table:table-cell office:value-type="float" office:value="0.196584207817412" calcext:value-type="float">
            <text:p>0,196584207817412</text:p>
          </table:table-cell>
          <table:table-cell office:value-type="float" office:value="0.266733155765362" calcext:value-type="float">
            <text:p>0,266733155765362</text:p>
          </table:table-cell>
          <table:table-cell table:number-columns-repeated="9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75080633867479" calcext:value-type="float">
            <text:p>0,0375080633867479</text:p>
          </table:table-cell>
          <table:table-cell office:value-type="float" office:value="0.0265096880766551" calcext:value-type="float">
            <text:p>0,0265096880766551</text:p>
          </table:table-cell>
          <table:table-cell office:value-type="float" office:value="0.0458882919696166" calcext:value-type="float">
            <text:p>0,0458882919696166</text:p>
          </table:table-cell>
          <table:table-cell office:value-type="float" office:value="0.0369772682685261" calcext:value-type="float">
            <text:p>0,0369772682685261</text:p>
          </table:table-cell>
          <table:table-cell office:value-type="float" office:value="0.0895066690019415" calcext:value-type="float">
            <text:p>0,0895066690019415</text:p>
          </table:table-cell>
          <table:table-cell office:value-type="float" office:value="0.0914473602882037" calcext:value-type="float">
            <text:p>0,0914473602882037</text:p>
          </table:table-cell>
          <table:table-cell office:value-type="float" office:value="0.0969200809956362" calcext:value-type="float">
            <text:p>0,0969200809956362</text:p>
          </table:table-cell>
          <table:table-cell office:value-type="float" office:value="0.0967685555160189" calcext:value-type="float">
            <text:p>0,0967685555160189</text:p>
          </table:table-cell>
          <table:table-cell office:value-type="float" office:value="0.708083623860701" calcext:value-type="float">
            <text:p>0,708083623860701</text:p>
          </table:table-cell>
          <table:table-cell office:value-type="float" office:value="0.71326206612041" calcext:value-type="float">
            <text:p>0,71326206612041</text:p>
          </table:table-cell>
          <table:table-cell office:value-type="float" office:value="0.708083623860701" calcext:value-type="float">
            <text:p>0,708083623860701</text:p>
          </table:table-cell>
          <table:table-cell office:value-type="float" office:value="0.71326206612041" calcext:value-type="float">
            <text:p>0,71326206612041</text:p>
          </table:table-cell>
          <table:table-cell office:value-type="float" office:value="0.594241493083013" calcext:value-type="float">
            <text:p>0,594241493083013</text:p>
          </table:table-cell>
          <table:table-cell office:value-type="float" office:value="0.608829581577982" calcext:value-type="float">
            <text:p>0,608829581577982</text:p>
          </table:table-cell>
          <table:table-cell office:value-type="float" office:value="0.593018218474248" calcext:value-type="float">
            <text:p>0,593018218474248</text:p>
          </table:table-cell>
          <table:table-cell office:value-type="float" office:value="0.608513450027092" calcext:value-type="float">
            <text:p>0,608513450027092</text:p>
          </table:table-cell>
          <table:table-cell office:value-type="float" office:value="0.201491036899044" calcext:value-type="float">
            <text:p>0,201491036899044</text:p>
          </table:table-cell>
          <table:table-cell office:value-type="float" office:value="0.207114279686042" calcext:value-type="float">
            <text:p>0,207114279686042</text:p>
          </table:table-cell>
          <table:table-cell office:value-type="float" office:value="0.200346671970925" calcext:value-type="float">
            <text:p>0,200346671970925</text:p>
          </table:table-cell>
          <table:table-cell office:value-type="float" office:value="0.20592037399199" calcext:value-type="float">
            <text:p>0,20592037399199</text:p>
          </table:table-cell>
          <table:table-cell office:value-type="float" office:value="0.23847352596122" calcext:value-type="float">
            <text:p>0,23847352596122</text:p>
          </table:table-cell>
          <table:table-cell office:value-type="float" office:value="0.305758701342595" calcext:value-type="float">
            <text:p>0,305758701342595</text:p>
          </table:table-cell>
          <table:table-cell office:value-type="float" office:value="0.104207327758343" calcext:value-type="float">
            <text:p>0,104207327758343</text:p>
          </table:table-cell>
          <table:table-cell office:value-type="float" office:value="0.105713887862862" calcext:value-type="float">
            <text:p>0,105713887862862</text:p>
          </table:table-cell>
          <table:table-cell office:value-type="float" office:value="0.160966001920172" calcext:value-type="float">
            <text:p>0,160966001920172</text:p>
          </table:table-cell>
          <table:table-cell office:value-type="float" office:value="0.175304568587842" calcext:value-type="float">
            <text:p>0,175304568587842</text:p>
          </table:table-cell>
          <table:table-cell office:value-type="float" office:value="0.107553283778687" calcext:value-type="float">
            <text:p>0,107553283778687</text:p>
          </table:table-cell>
          <table:table-cell office:value-type="float" office:value="0.111817381836209" calcext:value-type="float">
            <text:p>0,111817381836209</text:p>
          </table:table-cell>
          <table:table-cell office:value-type="float" office:value="0.253159828003373" calcext:value-type="float">
            <text:p>0,253159828003373</text:p>
          </table:table-cell>
          <table:table-cell office:value-type="float" office:value="0.246222844228364" calcext:value-type="float">
            <text:p>0,246222844228364</text:p>
          </table:table-cell>
          <table:table-cell office:value-type="float" office:value="0.100226498278218" calcext:value-type="float">
            <text:p>0,100226498278218</text:p>
          </table:table-cell>
          <table:table-cell office:value-type="float" office:value="0.100749742051591" calcext:value-type="float">
            <text:p>0,100749742051591</text:p>
          </table:table-cell>
          <table:table-cell office:value-type="float" office:value="0.146431725692571" calcext:value-type="float">
            <text:p>0,146431725692571</text:p>
          </table:table-cell>
          <table:table-cell office:value-type="float" office:value="0.179789887792633" calcext:value-type="float">
            <text:p>0,179789887792633</text:p>
          </table:table-cell>
          <table:table-cell office:value-type="float" office:value="0.103347603923146" calcext:value-type="float">
            <text:p>0,103347603923146</text:p>
          </table:table-cell>
          <table:table-cell office:value-type="float" office:value="0.106706829300687" calcext:value-type="float">
            <text:p>0,106706829300687</text:p>
          </table:table-cell>
          <table:table-cell office:value-type="float" office:value="0.553790944990213" calcext:value-type="float">
            <text:p>0,553790944990213</text:p>
          </table:table-cell>
          <table:table-cell office:value-type="float" office:value="0.942458155692087" calcext:value-type="float">
            <text:p>0,942458155692087</text:p>
          </table:table-cell>
          <table:table-cell office:value-type="float" office:value="0.206247910815185" calcext:value-type="float">
            <text:p>0,206247910815185</text:p>
          </table:table-cell>
          <table:table-cell office:value-type="float" office:value="0.302084665666195" calcext:value-type="float">
            <text:p>0,302084665666195</text:p>
          </table:table-cell>
          <table:table-cell office:value-type="float" office:value="0.412725924296077" calcext:value-type="float">
            <text:p>0,412725924296077</text:p>
          </table:table-cell>
          <table:table-cell office:value-type="float" office:value="0.661264068976014" calcext:value-type="float">
            <text:p>0,661264068976014</text:p>
          </table:table-cell>
          <table:table-cell office:value-type="float" office:value="0.204393193204878" calcext:value-type="float">
            <text:p>0,204393193204878</text:p>
          </table:table-cell>
          <table:table-cell office:value-type="float" office:value="0.276032058552809" calcext:value-type="float">
            <text:p>0,276032058552809</text:p>
          </table:table-cell>
          <table:table-cell table:number-columns-repeated="2" office:value-type="float" office:value="0.847524327786808" calcext:value-type="float">
            <text:p>0,847524327786808</text:p>
          </table:table-cell>
          <table:table-cell office:value-type="float" office:value="0.197078797888831" calcext:value-type="float">
            <text:p>0,197078797888831</text:p>
          </table:table-cell>
          <table:table-cell office:value-type="float" office:value="0.275541207371122" calcext:value-type="float">
            <text:p>0,275541207371122</text:p>
          </table:table-cell>
          <table:table-cell office:value-type="float" office:value="0.392167621774742" calcext:value-type="float">
            <text:p>0,392167621774742</text:p>
          </table:table-cell>
          <table:table-cell office:value-type="float" office:value="0.530698366235142" calcext:value-type="float">
            <text:p>0,530698366235142</text:p>
          </table:table-cell>
          <table:table-cell office:value-type="float" office:value="0.203416519041179" calcext:value-type="float">
            <text:p>0,203416519041179</text:p>
          </table:table-cell>
          <table:table-cell office:value-type="float" office:value="0.274983526113023" calcext:value-type="float">
            <text:p>0,274983526113023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STSET</text:p>
          </table:table-cell>
          <table:table-cell table:style-name="ce1"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67259333339219" calcext:value-type="float">
            <text:p>0,167259333339219</text:p>
          </table:table-cell>
          <table:table-cell table:style-name="ce1" office:value-type="float" office:value="0.0265096880766551" calcext:value-type="float">
            <text:p>0,0265096880766551</text:p>
          </table:table-cell>
          <table:table-cell table:style-name="ce1" office:value-type="float" office:value="0.17118135203522" calcext:value-type="float">
            <text:p>0,17118135203522</text:p>
          </table:table-cell>
          <table:table-cell table:style-name="ce1" office:value-type="float" office:value="0.0369772682685261" calcext:value-type="float">
            <text:p>0,0369772682685261</text:p>
          </table:table-cell>
          <table:table-cell table:style-name="ce1" office:value-type="float" office:value="0.170173650413684" calcext:value-type="float">
            <text:p>0,170173650413684</text:p>
          </table:table-cell>
          <table:table-cell table:style-name="ce1" office:value-type="float" office:value="0.0914473602882037" calcext:value-type="float">
            <text:p>0,0914473602882037</text:p>
          </table:table-cell>
          <table:table-cell table:style-name="ce1" office:value-type="float" office:value="0.170760812967238" calcext:value-type="float">
            <text:p>0,170760812967238</text:p>
          </table:table-cell>
          <table:table-cell table:style-name="ce1" office:value-type="float" office:value="0.0967685555160189" calcext:value-type="float">
            <text:p>0,0967685555160189</text:p>
          </table:table-cell>
          <table:table-cell table:style-name="ce1" office:value-type="float" office:value="0.743840544003154" calcext:value-type="float">
            <text:p>0,743840544003154</text:p>
          </table:table-cell>
          <table:table-cell table:style-name="ce1" office:value-type="float" office:value="0.71326206612041" calcext:value-type="float">
            <text:p>0,71326206612041</text:p>
          </table:table-cell>
          <table:table-cell table:style-name="ce1" office:value-type="float" office:value="0.743840544003154" calcext:value-type="float">
            <text:p>0,743840544003154</text:p>
          </table:table-cell>
          <table:table-cell table:style-name="ce1" office:value-type="float" office:value="0.71326206612041" calcext:value-type="float">
            <text:p>0,71326206612041</text:p>
          </table:table-cell>
          <table:table-cell table:style-name="ce1" office:value-type="float" office:value="0.483097927760454" calcext:value-type="float">
            <text:p>0,483097927760454</text:p>
          </table:table-cell>
          <table:table-cell table:style-name="ce1" office:value-type="float" office:value="0.608829581577982" calcext:value-type="float">
            <text:p>0,608829581577982</text:p>
          </table:table-cell>
          <table:table-cell table:style-name="ce1" office:value-type="float" office:value="0.487547781792975" calcext:value-type="float">
            <text:p>0,487547781792975</text:p>
          </table:table-cell>
          <table:table-cell table:style-name="ce1" office:value-type="float" office:value="0.608513450027092" calcext:value-type="float">
            <text:p>0,608513450027092</text:p>
          </table:table-cell>
          <table:table-cell table:style-name="ce1" office:value-type="float" office:value="0.146281816284811" calcext:value-type="float">
            <text:p>0,146281816284811</text:p>
          </table:table-cell>
          <table:table-cell table:style-name="ce1" office:value-type="float" office:value="0.207114279686042" calcext:value-type="float">
            <text:p>0,207114279686042</text:p>
          </table:table-cell>
          <table:table-cell table:style-name="ce1" office:value-type="float" office:value="0.146743708492668" calcext:value-type="float">
            <text:p>0,146743708492668</text:p>
          </table:table-cell>
          <table:table-cell table:style-name="ce1" office:value-type="float" office:value="0.20592037399199" calcext:value-type="float">
            <text:p>0,20592037399199</text:p>
          </table:table-cell>
          <table:table-cell table:style-name="ce1" office:value-type="float" office:value="0.329545698919079" calcext:value-type="float">
            <text:p>0,329545698919079</text:p>
          </table:table-cell>
          <table:table-cell table:style-name="ce1" office:value-type="float" office:value="0.37859713762094" calcext:value-type="float">
            <text:p>0,37859713762094</text:p>
          </table:table-cell>
          <table:table-cell table:style-name="ce1" office:value-type="float" office:value="0.145201222938491" calcext:value-type="float">
            <text:p>0,145201222938491</text:p>
          </table:table-cell>
          <table:table-cell table:style-name="ce1" office:value-type="float" office:value="0.130013847079582" calcext:value-type="float">
            <text:p>0,130013847079582</text:p>
          </table:table-cell>
          <table:table-cell table:style-name="ce1" office:value-type="float" office:value="0.160966001920172" calcext:value-type="float">
            <text:p>0,160966001920172</text:p>
          </table:table-cell>
          <table:table-cell table:style-name="ce1" office:value-type="float" office:value="0.175304568587842" calcext:value-type="float">
            <text:p>0,175304568587842</text:p>
          </table:table-cell>
          <table:table-cell table:style-name="ce1" office:value-type="float" office:value="0.107553283778687" calcext:value-type="float">
            <text:p>0,107553283778687</text:p>
          </table:table-cell>
          <table:table-cell table:style-name="ce1" office:value-type="float" office:value="0.111817381836209" calcext:value-type="float">
            <text:p>0,111817381836209</text:p>
          </table:table-cell>
          <table:table-cell table:style-name="ce1" office:value-type="float" office:value="0.30758496032311" calcext:value-type="float">
            <text:p>0,30758496032311</text:p>
          </table:table-cell>
          <table:table-cell table:style-name="ce1" office:value-type="float" office:value="0.280979859916419" calcext:value-type="float">
            <text:p>0,280979859916419</text:p>
          </table:table-cell>
          <table:table-cell table:style-name="ce1" office:value-type="float" office:value="0.1451137161215" calcext:value-type="float">
            <text:p>0,1451137161215</text:p>
          </table:table-cell>
          <table:table-cell table:style-name="ce1" office:value-type="float" office:value="0.132204552953893" calcext:value-type="float">
            <text:p>0,132204552953893</text:p>
          </table:table-cell>
          <table:table-cell table:style-name="ce1" office:value-type="float" office:value="0.146431725692571" calcext:value-type="float">
            <text:p>0,146431725692571</text:p>
          </table:table-cell>
          <table:table-cell table:style-name="ce1" office:value-type="float" office:value="0.179789887792633" calcext:value-type="float">
            <text:p>0,179789887792633</text:p>
          </table:table-cell>
          <table:table-cell table:style-name="ce1" office:value-type="float" office:value="0.103347603923146" calcext:value-type="float">
            <text:p>0,103347603923146</text:p>
          </table:table-cell>
          <table:table-cell table:style-name="ce1" office:value-type="float" office:value="0.106706829300687" calcext:value-type="float">
            <text:p>0,106706829300687</text:p>
          </table:table-cell>
          <table:table-cell table:style-name="ce1" office:value-type="float" office:value="0.774010003895787" calcext:value-type="float">
            <text:p>0,774010003895787</text:p>
          </table:table-cell>
          <table:table-cell table:style-name="ce1" office:value-type="float" office:value="0.978062111816237" calcext:value-type="float">
            <text:p>0,978062111816237</text:p>
          </table:table-cell>
          <table:table-cell table:style-name="ce1" office:value-type="float" office:value="0.264404175416841" calcext:value-type="float">
            <text:p>0,264404175416841</text:p>
          </table:table-cell>
          <table:table-cell table:style-name="ce1" office:value-type="float" office:value="0.29146953153829" calcext:value-type="float">
            <text:p>0,29146953153829</text:p>
          </table:table-cell>
          <table:table-cell table:style-name="ce1" office:value-type="float" office:value="0.412725924296077" calcext:value-type="float">
            <text:p>0,412725924296077</text:p>
          </table:table-cell>
          <table:table-cell table:style-name="ce1" office:value-type="float" office:value="0.661264068976014" calcext:value-type="float">
            <text:p>0,661264068976014</text:p>
          </table:table-cell>
          <table:table-cell table:style-name="ce1" office:value-type="float" office:value="0.204393193204878" calcext:value-type="float">
            <text:p>0,204393193204878</text:p>
          </table:table-cell>
          <table:table-cell table:style-name="ce1" office:value-type="float" office:value="0.276032058552809" calcext:value-type="float">
            <text:p>0,276032058552809</text:p>
          </table:table-cell>
          <table:table-cell table:style-name="ce1" office:value-type="float" office:value="0.831675630687136" calcext:value-type="float">
            <text:p>0,831675630687136</text:p>
          </table:table-cell>
          <table:table-cell table:style-name="ce1" office:value-type="float" office:value="0.970628501307217" calcext:value-type="float">
            <text:p>0,970628501307217</text:p>
          </table:table-cell>
          <table:table-cell table:style-name="ce1" office:value-type="float" office:value="0.264834857727303" calcext:value-type="float">
            <text:p>0,264834857727303</text:p>
          </table:table-cell>
          <table:table-cell table:style-name="ce1" office:value-type="float" office:value="0.291838942433103" calcext:value-type="float">
            <text:p>0,291838942433103</text:p>
          </table:table-cell>
          <table:table-cell table:style-name="ce1" office:value-type="float" office:value="0.392167621774742" calcext:value-type="float">
            <text:p>0,392167621774742</text:p>
          </table:table-cell>
          <table:table-cell table:style-name="ce1" office:value-type="float" office:value="0.530698366235142" calcext:value-type="float">
            <text:p>0,530698366235142</text:p>
          </table:table-cell>
          <table:table-cell table:style-name="ce1" office:value-type="float" office:value="0.203416519041179" calcext:value-type="float">
            <text:p>0,203416519041179</text:p>
          </table:table-cell>
          <table:table-cell table:style-name="ce1" office:value-type="float" office:value="0.274983526113023" calcext:value-type="float">
            <text:p>0,274983526113023</text:p>
          </table:table-cell>
          <table:table-cell table:style-name="ce1"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09:42:48.095911595</dc:date>
    <meta:editing-duration>PT3M28S</meta:editing-duration>
    <meta:editing-cycles>2</meta:editing-cycles>
    <meta:generator>LibreOffice/7.3.7.2$Linux_X86_64 LibreOffice_project/30$Build-2</meta:generator>
    <meta:document-statistic meta:table-count="1" meta:cell-count="637" meta:object-count="0"/>
  </office:meta>
</office:document-meta>
</file>